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484in"/>
    </style:style>
    <style:style style:name="co2" style:family="table-column">
      <style:table-column-properties fo:break-before="auto" style:column-width="1.2555in"/>
    </style:style>
    <style:style style:name="co3" style:family="table-column">
      <style:table-column-properties fo:break-before="auto" style:column-width="0.2256in"/>
    </style:style>
    <style:style style:name="co4" style:family="table-column">
      <style:table-column-properties fo:break-before="auto" style:column-width="0.1972in"/>
    </style:style>
    <style:style style:name="co5" style:family="table-column">
      <style:table-column-properties fo:break-before="auto" style:column-width="0.7756in"/>
    </style:style>
    <style:style style:name="co6" style:family="table-column">
      <style:table-column-properties fo:break-before="auto" style:column-width="0.9874in"/>
    </style:style>
    <style:style style:name="co7" style:family="table-column">
      <style:table-column-properties fo:break-before="auto" style:column-width="2.3417in"/>
    </style:style>
    <style:style style:name="co8" style:family="table-column">
      <style:table-column-properties fo:break-before="auto" style:column-width="0.8602in"/>
    </style:style>
    <style:style style:name="co9" style:family="table-column">
      <style:table-column-properties fo:break-before="auto" style:column-width="1.1138in"/>
    </style:style>
    <style:style style:name="co10" style:family="table-column">
      <style:table-column-properties fo:break-before="auto" style:column-width="1.2835in"/>
    </style:style>
    <style:style style:name="co11" style:family="table-column">
      <style:table-column-properties fo:break-before="auto" style:column-width="0.9028in"/>
    </style:style>
    <style:style style:name="co12" style:family="table-column">
      <style:table-column-properties fo:break-before="auto" style:column-width="1.072in"/>
    </style:style>
    <style:style style:name="ro1" style:family="table-row">
      <style:table-row-properties style:row-height="0.4272in" fo:break-before="auto" style:use-optimal-row-height="false"/>
    </style:style>
    <style:style style:name="ro2" style:family="table-row">
      <style:table-row-properties style:row-height="0.198in" fo:break-before="auto" style:use-optimal-row-height="false"/>
    </style:style>
    <style:style style:name="ro3" style:family="table-row">
      <style:table-row-properties style:row-height="0.2083in" fo:break-before="auto" style:use-optimal-row-height="fals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data-style-name="N10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data-style-name="N100">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1" style:apply-style-name="ConditionalStyle_5f_7" style:base-cell-address="Sheet1.C2"/>
      <style:map style:condition="cell-content()=0" style:apply-style-name="ConditionalStyle_5f_8" style:base-cell-address="Sheet1.C2"/>
    </style:style>
    <style:style style:name="ce13" style:family="table-cell" style:parent-style-name="Default">
      <style:table-cell-properties fo:background-color="#a9d08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e2f0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23" style:family="table-cell" style:parent-style-name="Default">
      <style:table-cell-properties fo:background-color="#fbe5d6"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3" style:base-cell-address="Sheet1.J35"/>
      <style:map style:condition="cell-content()=1" style:apply-style-name="ConditionalStyle_5f_4" style:base-cell-address="Sheet1.J35"/>
    </style:style>
    <style:style style:name="ce25" style:family="table-cell" style:parent-style-name="Default">
      <style:table-cell-properties fo:border-bottom="none"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order-bottom="none"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ff5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ackground-color="#e2f0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3" style:base-cell-address="Sheet1.J35"/>
      <style:map style:condition="cell-content()=1" style:apply-style-name="ConditionalStyle_5f_4" style:base-cell-address="Sheet1.J35"/>
    </style:style>
    <style:style style:name="ce3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data-style-name="N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4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5"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49" style:family="table-cell" style:parent-style-name="Default">
      <style:table-cell-properties fo:background-color="#dae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50" style:family="table-cell" style:parent-style-name="Default">
      <style:table-cell-properties fo:background-color="#e2f0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1" style:base-cell-address="Sheet1.AD2"/>
      <style:map style:condition="cell-content()=1" style:apply-style-name="ConditionalStyle_5f_2" style:base-cell-address="Sheet1.AD2"/>
    </style:style>
    <style:style style:name="ce51"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2" style:family="table-cell" style:parent-style-name="Default">
      <style:table-cell-properties fo:background-color="#ffff00" style:rotation-align="none"/>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3" style:family="text">
      <style:text-properties fo:color="#000000" style:font-name="Arial1" fo:font-size="11pt" fo:font-weight="bold" style:text-underline-style="none" style:text-underline-color="font-color" style:text-line-through-type="none" fo:font-style="normal" style:text-outline="false" fo:text-shadow="none" style:text-position="0% 100%" style:font-name-complex="Arial1" style:font-size-asian="11pt" style:font-size-complex="11pt" style:font-weight-asian="bold" style:font-weight-complex="bold" style:font-style-asian="normal" style:font-style-complex="normal"/>
    </style:style>
    <style:style style:name="T4" style:family="text">
      <style:text-properties fo:color="#000000" style:font-name="Arial1" fo:font-size="11pt" style:text-underline-style="none" style:text-underline-color="font-color" style:text-line-through-type="none" fo:font-style="normal" style:text-outline="false" fo:text-shadow="none" style:text-position="0% 100%"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5" table:default-cell-style-name="Default"/>
        <table:table-column table:style-name="co4" table:default-cell-style-name="Default"/>
        <table:table-column table:style-name="co5" table:number-columns-repeated="20" table:default-cell-style-name="Default"/>
        <table:table-column table:style-name="co1" table:number-columns-repeated="6"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3" table:default-cell-style-name="Default"/>
        <table:table-column table:style-name="co9" table:default-cell-style-name="Default"/>
        <table:table-column table:style-name="co10" table:default-cell-style-name="Default"/>
        <table:table-column table:style-name="co1" table:default-cell-style-name="Default"/>
        <table:table-column table:style-name="co11" table:default-cell-style-name="Default"/>
        <table:table-column table:style-name="co1" table:default-cell-style-name="Default"/>
        <table:table-column table:style-name="co12" table:number-columns-repeated="979" table:default-cell-style-name="Default"/>
        <table:table-row table:style-name="ro1">
          <table:table-cell table:style-name="ce1" office:value-type="string" calcext:value-type="string">
            <text:p>Index</text:p>
          </table:table-cell>
          <table:table-cell table:style-name="ce1" office:value-type="string" calcext:value-type="string">
            <text:p>MACRO STATE</text:p>
          </table:table-cell>
          <table:table-cell table:style-name="ce11" office:value-type="string" calcext:value-type="string" table:number-columns-spanned="6" table:number-rows-spanned="1">
            <text:p>NextState</text:p>
          </table:table-cell>
          <table:covered-table-cell table:number-columns-repeated="5" table:style-name="ce1"/>
          <table:table-cell table:style-name="ce18" office:value-type="string" calcext:value-type="string">
            <text:p>NextState (DEC)</text:p>
          </table:table-cell>
          <table:table-cell table:style-name="ce1" office:value-type="string" calcext:value-type="string">
            <text:p>DrREG</text:p>
          </table:table-cell>
          <table:table-cell table:style-name="ce1" office:value-type="string" calcext:value-type="string">
            <text:p>DrMEM</text:p>
          </table:table-cell>
          <table:table-cell table:style-name="ce1" office:value-type="string" calcext:value-type="string">
            <text:p>DrALU</text:p>
          </table:table-cell>
          <table:table-cell table:style-name="ce1" office:value-type="string" calcext:value-type="string">
            <text:p>DrALU2</text:p>
          </table:table-cell>
          <table:table-cell table:style-name="ce1" office:value-type="string" calcext:value-type="string">
            <text:p>DrPC</text:p>
          </table:table-cell>
          <table:table-cell table:style-name="ce1" office:value-type="string" calcext:value-type="string">
            <text:p>DrOFF</text:p>
          </table:table-cell>
          <table:table-cell table:style-name="ce1" office:value-type="string" calcext:value-type="string">
            <text:p>LdPC</text:p>
          </table:table-cell>
          <table:table-cell table:style-name="ce1" office:value-type="string" calcext:value-type="string">
            <text:p>LdIR</text:p>
          </table:table-cell>
          <table:table-cell table:style-name="ce1" office:value-type="string" calcext:value-type="string">
            <text:p>LdMAR</text:p>
          </table:table-cell>
          <table:table-cell table:style-name="ce1" office:value-type="string" calcext:value-type="string">
            <text:p>LdA</text:p>
          </table:table-cell>
          <table:table-cell table:style-name="ce1" office:value-type="string" calcext:value-type="string">
            <text:p>LdB</text:p>
          </table:table-cell>
          <table:table-cell table:style-name="ce1" office:value-type="string" calcext:value-type="string">
            <text:p>LdCmp</text:p>
          </table:table-cell>
          <table:table-cell table:style-name="ce1" office:value-type="string" calcext:value-type="string">
            <text:p>WrREG</text:p>
          </table:table-cell>
          <table:table-cell table:style-name="ce1" office:value-type="string" calcext:value-type="string">
            <text:p>WrMEM</text:p>
          </table:table-cell>
          <table:table-cell table:style-name="ce1" office:value-type="string" calcext:value-type="string">
            <text:p>RegSel[0]</text:p>
          </table:table-cell>
          <table:table-cell table:style-name="ce1" office:value-type="string" calcext:value-type="string">
            <text:p>RegSel[1]</text:p>
          </table:table-cell>
          <table:table-cell table:style-name="ce1" office:value-type="string" calcext:value-type="string">
            <text:p>ALU[0]</text:p>
          </table:table-cell>
          <table:table-cell table:style-name="ce1" office:value-type="string" calcext:value-type="string">
            <text:p>ALU[1]</text:p>
          </table:table-cell>
          <table:table-cell table:style-name="ce1" office:value-type="string" calcext:value-type="string">
            <text:p>OPTest</text:p>
          </table:table-cell>
          <table:table-cell table:style-name="ce1" office:value-type="string" calcext:value-type="string">
            <text:p>ChkCmp</text:p>
          </table:table-cell>
          <table:table-cell table:style-name="ce1" office:value-type="string" calcext:value-type="string">
            <text:p>LdEnInt</text:p>
          </table:table-cell>
          <table:table-cell table:style-name="ce1" office:value-type="string" calcext:value-type="string">
            <text:p>EnInt</text:p>
          </table:table-cell>
          <table:table-cell table:style-name="ce1" office:value-type="string" calcext:value-type="string">
            <text:p>IntAck</text:p>
          </table:table-cell>
          <table:table-cell table:style-name="ce1" office:value-type="string" calcext:value-type="string">
            <text:p>DrData</text:p>
          </table:table-cell>
          <table:table-cell table:style-name="ce1" office:value-type="string" calcext:value-type="string">
            <text:p>LdDAR</text:p>
          </table:table-cell>
          <table:table-cell table:style-name="ce51" office:value-type="string" calcext:value-type="string">
            <text:p>Hex Value</text:p>
          </table:table-cell>
          <table:table-cell table:style-name="ce1"/>
          <table:table-cell table:style-name="ce4"/>
          <table:table-cell table:style-name="ce1"/>
          <table:table-cell table:style-name="ce1" office:value-type="string" calcext:value-type="string">
            <text:p>Comment</text:p>
          </table:table-cell>
          <table:table-cell table:style-name="ce1" table:number-columns-repeated="6"/>
          <table:table-cell table:number-columns-repeated="979"/>
        </table:table-row>
        <table:table-row table:style-name="ro2">
          <table:table-cell table:style-name="ce2" office:value-type="float" office:value="0" calcext:value-type="float">
            <text:p>0</text:p>
          </table:table-cell>
          <table:table-cell table:style-name="ce3" office:value-type="string" calcext:value-type="string">
            <text:p>fetch1</text:p>
          </table:table-cell>
          <table:table-cell table:number-columns-repeated="5" table:style-name="ce12" office:value-type="float" office:value="0" calcext:value-type="float">
            <text:p>0</text:p>
          </table:table-cell>
          <table:table-cell table:style-name="ce12" office:value-type="float" office:value="1" calcext:value-type="float">
            <text:p>1</text:p>
          </table:table-cell>
          <table:table-cell table:style-name="ce19" table:formula="of:=BIN2DEC(COM.MICROSOFT.CONCAT([.C2:.H2]))"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1" office:value-type="float" office:value="1" calcext:value-type="float">
            <text:p>1</text:p>
          </table:table-cell>
          <table:table-cell table:number-columns-repeated="6" table:style-name="ce21" office:value-type="float" office:value="0" calcext:value-type="float">
            <text:p>0</text:p>
          </table:table-cell>
          <table:table-cell table:number-columns-repeated="4" table:style-name="ce21" office:value-type="float" office:value="1" calcext:value-type="float">
            <text:p>1</text:p>
          </table:table-cell>
          <table:table-cell table:number-columns-repeated="5" table:style-name="ce50" office:value-type="float" office:value="0" calcext:value-type="float">
            <text:p>0</text:p>
          </table:table-cell>
          <table:table-cell table:style-name="ce52" table:formula="of:=COM.MICROSOFT.CONCAT(     BIN2HEX(COM.MICROSOFT.CONCAT([.AH2]; [.AG2]; [.AF2]);1);       BIN2HEX(COM.MICROSOFT.CONCAT([.AE2]; [.AD2]; [.AC2]; [.AB2]);1);     BIN2HEX(COM.MICROSOFT.CONCAT([.AA2];[.Z2];[.Y2]; [.X2]);1);     BIN2HEX(COM.MICROSOFT.CONCAT([.W2];[.V2];[.U2]; [.T2]);1);     BIN2HEX(COM.MICROSOFT.CONCAT([.S2];[.R2];[.Q2]; [.P2]);1);     BIN2HEX(COM.MICROSOFT.CONCAT([.O2];[.N2]; [.M2]; [.L2]);1);     BIN2HEX(COM.MICROSOFT.CONCAT([.K2];[.J2];[.C2];[.D2]);1);     BIN2HEX(COM.MICROSOFT.CONCAT([.E2];[.F2];[.G2];[.H2]);1) )" office:value-type="string" office:string-value="03C0C401" calcext:value-type="string">
            <text:p>03C0C401</text:p>
          </table:table-cell>
          <table:table-cell table:number-columns-repeated="989"/>
        </table:table-row>
        <table:table-row table:style-name="ro2">
          <table:table-cell table:style-name="ce2" office:value-type="float" office:value="1" calcext:value-type="float">
            <text:p>1</text:p>
          </table:table-cell>
          <table:table-cell table:style-name="ce4" office:value-type="string" calcext:value-type="string">
            <text:p>fetch2</text:p>
          </table:table-cell>
          <table:table-cell table:number-columns-repeated="4"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table:formula="of:=BIN2DEC(COM.MICROSOFT.CONCAT([.C3:.H3]))" office:value-type="float" office:value="2" calcext:value-type="float">
            <text:p>2</text:p>
          </table:table-cell>
          <table:table-cell table:style-name="ce21" office:value-type="float" office:value="0" calcext:value-type="float">
            <text:p>0</text:p>
          </table:table-cell>
          <table:table-cell table:style-name="ce21" office:value-type="float" office:value="1" calcext:value-type="float">
            <text:p>1</text:p>
          </table:table-cell>
          <table:table-cell table:number-columns-repeated="5" table:style-name="ce21" office:value-type="float" office:value="0" calcext:value-type="float">
            <text:p>0</text:p>
          </table:table-cell>
          <table:table-cell table:style-name="ce21" office:value-type="float" office:value="1" calcext:value-type="float">
            <text:p>1</text:p>
          </table:table-cell>
          <table:table-cell table:number-columns-repeated="12"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3]; [.AG3]; [.AF3]);1);       BIN2HEX(COM.MICROSOFT.CONCAT([.AE3]; [.AD3]; [.AC3]; [.AB3]);1);     BIN2HEX(COM.MICROSOFT.CONCAT([.AA3];[.Z3];[.Y3]; [.X3]);1);     BIN2HEX(COM.MICROSOFT.CONCAT([.W3];[.V3];[.U3]; [.T3]);1);     BIN2HEX(COM.MICROSOFT.CONCAT([.S3];[.R3];[.Q3]; [.P3]);1);     BIN2HEX(COM.MICROSOFT.CONCAT([.O3];[.N3]; [.M3]; [.L3]);1);     BIN2HEX(COM.MICROSOFT.CONCAT([.K3];[.J3];[.C3];[.D3]);1);     BIN2HEX(COM.MICROSOFT.CONCAT([.E3];[.F3];[.G3];[.H3]);1) )" office:value-type="string" office:string-value="00002082" calcext:value-type="string">
            <text:p>00002082</text:p>
          </table:table-cell>
          <table:table-cell table:number-columns-repeated="989"/>
        </table:table-row>
        <table:table-row table:style-name="ro2">
          <table:table-cell table:style-name="ce2" office:value-type="float" office:value="2" calcext:value-type="float">
            <text:p>2</text:p>
          </table:table-cell>
          <table:table-cell table:style-name="ce3" office:value-type="string" calcext:value-type="string">
            <text:p>fetch3</text:p>
          </table:table-cell>
          <table:table-cell table:number-columns-repeated="6" table:style-name="ce12" office:value-type="float" office:value="0" calcext:value-type="float">
            <text:p>0</text:p>
          </table:table-cell>
          <table:table-cell table:style-name="ce19" table:formula="of:=BIN2DEC(COM.MICROSOFT.CONCAT([.C4:.H4]))" office:value-type="float" office:value="0" calcext:value-type="float">
            <text:p>0</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style-name="ce21" office:value-type="float" office:value="1" calcext:value-type="float">
            <text:p>1</text:p>
          </table:table-cell>
          <table:table-cell table:number-columns-repeated="9" table:style-name="ce21" office:value-type="float" office:value="0" calcext:value-type="float">
            <text:p>0</text:p>
          </table:table-cell>
          <table:table-cell table:number-columns-repeated="3" table:style-name="ce21" office:value-type="float" office:value="1" calcext:value-type="float">
            <text:p>1</text:p>
          </table:table-cell>
          <table:table-cell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4]; [.AG4]; [.AF4]);1);       BIN2HEX(COM.MICROSOFT.CONCAT([.AE4]; [.AD4]; [.AC4]; [.AB4]);1);     BIN2HEX(COM.MICROSOFT.CONCAT([.AA4];[.Z4];[.Y4]; [.X4]);1);     BIN2HEX(COM.MICROSOFT.CONCAT([.W4];[.V4];[.U4]; [.T4]);1);     BIN2HEX(COM.MICROSOFT.CONCAT([.S4];[.R4];[.Q4]; [.P4]);1);     BIN2HEX(COM.MICROSOFT.CONCAT([.O4];[.N4]; [.M4]; [.L4]);1);     BIN2HEX(COM.MICROSOFT.CONCAT([.K4];[.J4];[.C4];[.D4]);1);     BIN2HEX(COM.MICROSOFT.CONCAT([.E4];[.F4];[.G4];[.H4]);1) )" office:value-type="string" office:string-value="01C01100" calcext:value-type="string">
            <text:p>01C01100</text:p>
          </table:table-cell>
          <table:table-cell table:number-columns-repeated="989"/>
        </table:table-row>
        <table:table-row table:style-name="ro2">
          <table:table-cell table:style-name="ce2" table:formula="of:=[.A4]+1" office:value-type="float" office:value="3" calcext:value-type="float">
            <text:p>3</text:p>
          </table:table-cell>
          <table:table-cell table:style-name="ce4" office:value-type="string" calcext:value-type="string">
            <text:p>add1</text:p>
          </table:table-cell>
          <table:table-cell table:number-columns-repeated="3" table:style-name="ce12" office:value-type="float" office:value="0" calcext:value-type="float">
            <text:p>0</text:p>
          </table:table-cell>
          <table:table-cell table:style-name="ce12" office:value-type="float" office:value="1" calcext:value-type="float">
            <text:p>1</text:p>
          </table:table-cell>
          <table:table-cell table:number-columns-repeated="2" table:style-name="ce12" office:value-type="float" office:value="0" calcext:value-type="float">
            <text:p>0</text:p>
          </table:table-cell>
          <table:table-cell table:style-name="ce19" table:formula="of:=BIN2DEC(COM.MICROSOFT.CONCAT([.C5:.H5]))" office:value-type="float" office:value="4" calcext:value-type="float">
            <text:p>4</text:p>
          </table:table-cell>
          <table:table-cell table:style-name="ce21" office:value-type="float" office:value="1" calcext:value-type="float">
            <text:p>1</text:p>
          </table:table-cell>
          <table:table-cell table:number-columns-repeated="8"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5"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5]; [.AG5]; [.AF5]);1);       BIN2HEX(COM.MICROSOFT.CONCAT([.AE5]; [.AD5]; [.AC5]; [.AB5]);1);     BIN2HEX(COM.MICROSOFT.CONCAT([.AA5];[.Z5];[.Y5]; [.X5]);1);     BIN2HEX(COM.MICROSOFT.CONCAT([.W5];[.V5];[.U5]; [.T5]);1);     BIN2HEX(COM.MICROSOFT.CONCAT([.S5];[.R5];[.Q5]; [.P5]);1);     BIN2HEX(COM.MICROSOFT.CONCAT([.O5];[.N5]; [.M5]; [.L5]);1);     BIN2HEX(COM.MICROSOFT.CONCAT([.K5];[.J5];[.C5];[.D5]);1);     BIN2HEX(COM.MICROSOFT.CONCAT([.E5];[.F5];[.G5];[.H5]);1) )" office:value-type="string" office:string-value="00108044" calcext:value-type="string">
            <text:p>00108044</text:p>
          </table:table-cell>
          <table:table-cell table:number-columns-repeated="989"/>
        </table:table-row>
        <table:table-row table:style-name="ro2">
          <table:table-cell table:style-name="ce2" table:formula="of:=[.A5]+1" office:value-type="float" office:value="4" calcext:value-type="float">
            <text:p>4</text:p>
          </table:table-cell>
          <table:table-cell table:style-name="ce4" office:value-type="string" calcext:value-type="string">
            <text:p>add2</text:p>
          </table:table-cell>
          <table:table-cell table:number-columns-repeated="3"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table:formula="of:=BIN2DEC(COM.MICROSOFT.CONCAT([.C6:.H6]))" office:value-type="float" office:value="5" calcext:value-type="float">
            <text:p>5</text:p>
          </table:table-cell>
          <table:table-cell table:style-name="ce21" office:value-type="float" office:value="1" calcext:value-type="float">
            <text:p>1</text:p>
          </table:table-cell>
          <table:table-cell table:number-columns-repeated="9"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6]; [.AG6]; [.AF6]);1);       BIN2HEX(COM.MICROSOFT.CONCAT([.AE6]; [.AD6]; [.AC6]; [.AB6]);1);     BIN2HEX(COM.MICROSOFT.CONCAT([.AA6];[.Z6];[.Y6]; [.X6]);1);     BIN2HEX(COM.MICROSOFT.CONCAT([.W6];[.V6];[.U6]; [.T6]);1);     BIN2HEX(COM.MICROSOFT.CONCAT([.S6];[.R6];[.Q6]; [.P6]);1);     BIN2HEX(COM.MICROSOFT.CONCAT([.O6];[.N6]; [.M6]; [.L6]);1);     BIN2HEX(COM.MICROSOFT.CONCAT([.K6];[.J6];[.C6];[.D6]);1);     BIN2HEX(COM.MICROSOFT.CONCAT([.E6];[.F6];[.G6];[.H6]);1) )" office:value-type="string" office:string-value="00210045" calcext:value-type="string">
            <text:p>00210045</text:p>
          </table:table-cell>
          <table:table-cell table:number-columns-repeated="989"/>
        </table:table-row>
        <table:table-row table:style-name="ro2">
          <table:table-cell table:style-name="ce2" table:formula="of:=[.A6]+1" office:value-type="float" office:value="5" calcext:value-type="float">
            <text:p>5</text:p>
          </table:table-cell>
          <table:table-cell table:style-name="ce4" office:value-type="string" calcext:value-type="string">
            <text:p>add3</text:p>
          </table:table-cell>
          <table:table-cell table:number-columns-repeated="6" table:style-name="ce13" office:value-type="float" office:value="0" calcext:value-type="float">
            <text:p>0</text:p>
          </table:table-cell>
          <table:table-cell table:style-name="ce19" table:formula="of:=BIN2DEC(COM.MICROSOFT.CONCAT([.C7:.H7]))" office:value-type="float" office:value="0" calcext:value-type="float">
            <text:p>0</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9" table:style-name="ce21" office:value-type="float" office:value="0" calcext:value-type="float">
            <text:p>0</text:p>
          </table:table-cell>
          <table:table-cell table:style-name="ce21" office:value-type="float" office:value="1" calcext:value-type="float">
            <text:p>1</text:p>
          </table:table-cell>
          <table:table-cell table:number-columns-repeated="7"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7]; [.AG7]; [.AF7]);1);       BIN2HEX(COM.MICROSOFT.CONCAT([.AE7]; [.AD7]; [.AC7]; [.AB7]);1);     BIN2HEX(COM.MICROSOFT.CONCAT([.AA7];[.Z7];[.Y7]; [.X7]);1);     BIN2HEX(COM.MICROSOFT.CONCAT([.W7];[.V7];[.U7]; [.T7]);1);     BIN2HEX(COM.MICROSOFT.CONCAT([.S7];[.R7];[.Q7]; [.P7]);1);     BIN2HEX(COM.MICROSOFT.CONCAT([.O7];[.N7]; [.M7]; [.L7]);1);     BIN2HEX(COM.MICROSOFT.CONCAT([.K7];[.J7];[.C7];[.D7]);1);     BIN2HEX(COM.MICROSOFT.CONCAT([.E7];[.F7];[.G7];[.H7]);1) )" office:value-type="string" office:string-value="00040100" calcext:value-type="string">
            <text:p>00040100</text:p>
          </table:table-cell>
          <table:table-cell table:number-columns-repeated="989"/>
        </table:table-row>
        <table:table-row table:style-name="ro2">
          <table:table-cell table:style-name="ce2" table:formula="of:=[.A7]+1" office:value-type="float" office:value="6" calcext:value-type="float">
            <text:p>6</text:p>
          </table:table-cell>
          <table:table-cell table:style-name="ce4" office:value-type="string" calcext:value-type="string">
            <text:p>nand1</text:p>
          </table:table-cell>
          <table:table-cell table:number-columns-repeated="3" table:style-name="ce12" office:value-type="float" office:value="0" calcext:value-type="float">
            <text:p>0</text:p>
          </table:table-cell>
          <table:table-cell table:number-columns-repeated="3" table:style-name="ce12" office:value-type="float" office:value="1" calcext:value-type="float">
            <text:p>1</text:p>
          </table:table-cell>
          <table:table-cell table:style-name="ce19" table:formula="of:=BIN2DEC(COM.MICROSOFT.CONCAT([.C8:.H8]))" office:value-type="float" office:value="7" calcext:value-type="float">
            <text:p>7</text:p>
          </table:table-cell>
          <table:table-cell table:style-name="ce21" office:value-type="float" office:value="1" calcext:value-type="float">
            <text:p>1</text:p>
          </table:table-cell>
          <table:table-cell table:number-columns-repeated="8"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5"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8]; [.AG8]; [.AF8]);1);       BIN2HEX(COM.MICROSOFT.CONCAT([.AE8]; [.AD8]; [.AC8]; [.AB8]);1);     BIN2HEX(COM.MICROSOFT.CONCAT([.AA8];[.Z8];[.Y8]; [.X8]);1);     BIN2HEX(COM.MICROSOFT.CONCAT([.W8];[.V8];[.U8]; [.T8]);1);     BIN2HEX(COM.MICROSOFT.CONCAT([.S8];[.R8];[.Q8]; [.P8]);1);     BIN2HEX(COM.MICROSOFT.CONCAT([.O8];[.N8]; [.M8]; [.L8]);1);     BIN2HEX(COM.MICROSOFT.CONCAT([.K8];[.J8];[.C8];[.D8]);1);     BIN2HEX(COM.MICROSOFT.CONCAT([.E8];[.F8];[.G8];[.H8]);1) )" office:value-type="string" office:string-value="00108047" calcext:value-type="string">
            <text:p>00108047</text:p>
          </table:table-cell>
          <table:table-cell table:number-columns-repeated="989"/>
        </table:table-row>
        <table:table-row table:style-name="ro2">
          <table:table-cell table:style-name="ce2" table:formula="of:=[.A8]+1" office:value-type="float" office:value="7" calcext:value-type="float">
            <text:p>7</text:p>
          </table:table-cell>
          <table:table-cell table:style-name="ce4" office:value-type="string" calcext:value-type="string">
            <text:p>nand2</text:p>
          </table:table-cell>
          <table:table-cell table:number-columns-repeated="2" table:style-name="ce12" office:value-type="float" office:value="0" calcext:value-type="float">
            <text:p>0</text:p>
          </table:table-cell>
          <table:table-cell table:style-name="ce12" office:value-type="float" office:value="1" calcext:value-type="float">
            <text:p>1</text:p>
          </table:table-cell>
          <table:table-cell table:number-columns-repeated="3" table:style-name="ce12" office:value-type="float" office:value="0" calcext:value-type="float">
            <text:p>0</text:p>
          </table:table-cell>
          <table:table-cell table:style-name="ce19" table:formula="of:=BIN2DEC(COM.MICROSOFT.CONCAT([.C9:.H9]))" office:value-type="float" office:value="8" calcext:value-type="float">
            <text:p>8</text:p>
          </table:table-cell>
          <table:table-cell table:style-name="ce21" office:value-type="float" office:value="1" calcext:value-type="float">
            <text:p>1</text:p>
          </table:table-cell>
          <table:table-cell table:number-columns-repeated="9"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9]; [.AG9]; [.AF9]);1);       BIN2HEX(COM.MICROSOFT.CONCAT([.AE9]; [.AD9]; [.AC9]; [.AB9]);1);     BIN2HEX(COM.MICROSOFT.CONCAT([.AA9];[.Z9];[.Y9]; [.X9]);1);     BIN2HEX(COM.MICROSOFT.CONCAT([.W9];[.V9];[.U9]; [.T9]);1);     BIN2HEX(COM.MICROSOFT.CONCAT([.S9];[.R9];[.Q9]; [.P9]);1);     BIN2HEX(COM.MICROSOFT.CONCAT([.O9];[.N9]; [.M9]; [.L9]);1);     BIN2HEX(COM.MICROSOFT.CONCAT([.K9];[.J9];[.C9];[.D9]);1);     BIN2HEX(COM.MICROSOFT.CONCAT([.E9];[.F9];[.G9];[.H9]);1) )" office:value-type="string" office:string-value="00210048" calcext:value-type="string">
            <text:p>00210048</text:p>
          </table:table-cell>
          <table:table-cell table:number-columns-repeated="989"/>
        </table:table-row>
        <table:table-row table:style-name="ro2">
          <table:table-cell table:style-name="ce2" table:formula="of:=[.A9]+1" office:value-type="float" office:value="8" calcext:value-type="float">
            <text:p>8</text:p>
          </table:table-cell>
          <table:table-cell table:style-name="ce4" office:value-type="string" calcext:value-type="string">
            <text:p>nand3</text:p>
          </table:table-cell>
          <table:table-cell table:number-columns-repeated="6" table:style-name="ce13" office:value-type="float" office:value="0" calcext:value-type="float">
            <text:p>0</text:p>
          </table:table-cell>
          <table:table-cell table:style-name="ce19" table:formula="of:=BIN2DEC(COM.MICROSOFT.CONCAT([.C10:.H10]))" office:value-type="float" office:value="0" calcext:value-type="float">
            <text:p>0</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9"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10]; [.AG10]; [.AF10]);1);       BIN2HEX(COM.MICROSOFT.CONCAT([.AE10]; [.AD10]; [.AC10]; [.AB10]);1);     BIN2HEX(COM.MICROSOFT.CONCAT([.AA10];[.Z10];[.Y10]; [.X10]);1);     BIN2HEX(COM.MICROSOFT.CONCAT([.W10];[.V10];[.U10]; [.T10]);1);     BIN2HEX(COM.MICROSOFT.CONCAT([.S10];[.R10];[.Q10]; [.P10]);1);     BIN2HEX(COM.MICROSOFT.CONCAT([.O10];[.N10]; [.M10]; [.L10]);1);     BIN2HEX(COM.MICROSOFT.CONCAT([.K10];[.J10];[.C10];[.D10]);1);     BIN2HEX(COM.MICROSOFT.CONCAT([.E10];[.F10];[.G10];[.H10]);1) )" office:value-type="string" office:string-value="00840100" calcext:value-type="string">
            <text:p>00840100</text:p>
          </table:table-cell>
          <table:table-cell table:number-columns-repeated="989"/>
        </table:table-row>
        <table:table-row table:style-name="ro2">
          <table:table-cell table:style-name="ce2" table:formula="of:=[.A10]+1" office:value-type="float" office:value="9" calcext:value-type="float">
            <text:p>9</text:p>
          </table:table-cell>
          <table:table-cell table:style-name="ce4" office:value-type="string" calcext:value-type="string">
            <text:p>addi1</text:p>
          </table:table-cell>
          <table:table-cell table:number-columns-repeated="2"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table:formula="of:=BIN2DEC(COM.MICROSOFT.CONCAT([.C11:.H11]))" office:value-type="float" office:value="10" calcext:value-type="float">
            <text:p>10</text:p>
          </table:table-cell>
          <table:table-cell table:style-name="ce21" office:value-type="float" office:value="1" calcext:value-type="float">
            <text:p>1</text:p>
          </table:table-cell>
          <table:table-cell table:number-columns-repeated="8"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5"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11]; [.AG11]; [.AF11]);1);       BIN2HEX(COM.MICROSOFT.CONCAT([.AE11]; [.AD11]; [.AC11]; [.AB11]);1);     BIN2HEX(COM.MICROSOFT.CONCAT([.AA11];[.Z11];[.Y11]; [.X11]);1);     BIN2HEX(COM.MICROSOFT.CONCAT([.W11];[.V11];[.U11]; [.T11]);1);     BIN2HEX(COM.MICROSOFT.CONCAT([.S11];[.R11];[.Q11]; [.P11]);1);     BIN2HEX(COM.MICROSOFT.CONCAT([.O11];[.N11]; [.M11]; [.L11]);1);     BIN2HEX(COM.MICROSOFT.CONCAT([.K11];[.J11];[.C11];[.D11]);1);     BIN2HEX(COM.MICROSOFT.CONCAT([.E11];[.F11];[.G11];[.H11]);1) )" office:value-type="string" office:string-value="0010804A" calcext:value-type="string">
            <text:p>0010804A</text:p>
          </table:table-cell>
          <table:table-cell table:number-columns-repeated="989"/>
        </table:table-row>
        <table:table-row table:style-name="ro2">
          <table:table-cell table:style-name="ce2" table:formula="of:=[.A11]+1" office:value-type="float" office:value="10" calcext:value-type="float">
            <text:p>10</text:p>
          </table:table-cell>
          <table:table-cell table:style-name="ce4" office:value-type="string" calcext:value-type="string">
            <text:p>addi2</text:p>
          </table:table-cell>
          <table:table-cell table:number-columns-repeated="2"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number-columns-repeated="2" table:style-name="ce12" office:value-type="float" office:value="1" calcext:value-type="float">
            <text:p>1</text:p>
          </table:table-cell>
          <table:table-cell table:style-name="ce19" table:formula="of:=BIN2DEC(COM.MICROSOFT.CONCAT([.C12:.H12]))" office:value-type="float" office:value="11" calcext:value-type="float">
            <text:p>11</text:p>
          </table:table-cell>
          <table:table-cell table:number-columns-repeated="5"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9"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12]; [.AG12]; [.AF12]);1);       BIN2HEX(COM.MICROSOFT.CONCAT([.AE12]; [.AD12]; [.AC12]; [.AB12]);1);     BIN2HEX(COM.MICROSOFT.CONCAT([.AA12];[.Z12];[.Y12]; [.X12]);1);     BIN2HEX(COM.MICROSOFT.CONCAT([.W12];[.V12];[.U12]; [.T12]);1);     BIN2HEX(COM.MICROSOFT.CONCAT([.S12];[.R12];[.Q12]; [.P12]);1);     BIN2HEX(COM.MICROSOFT.CONCAT([.O12];[.N12]; [.M12]; [.L12]);1);     BIN2HEX(COM.MICROSOFT.CONCAT([.K12];[.J12];[.C12];[.D12]);1);     BIN2HEX(COM.MICROSOFT.CONCAT([.E12];[.F12];[.G12];[.H12]);1) )" office:value-type="string" office:string-value="0001080B" calcext:value-type="string">
            <text:p>0001080B</text:p>
          </table:table-cell>
          <table:table-cell table:number-columns-repeated="989"/>
        </table:table-row>
        <table:table-row table:style-name="ro2">
          <table:table-cell table:style-name="ce2" table:formula="of:=[.A12]+1" office:value-type="float" office:value="11" calcext:value-type="float">
            <text:p>11</text:p>
          </table:table-cell>
          <table:table-cell table:style-name="ce4" office:value-type="string" calcext:value-type="string">
            <text:p>addi3</text:p>
          </table:table-cell>
          <table:table-cell table:number-columns-repeated="6" table:style-name="ce13" office:value-type="float" office:value="0" calcext:value-type="float">
            <text:p>0</text:p>
          </table:table-cell>
          <table:table-cell table:style-name="ce19" table:formula="of:=BIN2DEC(COM.MICROSOFT.CONCAT([.C13:.H13]))" office:value-type="float" office:value="0" calcext:value-type="float">
            <text:p>0</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9" table:style-name="ce21" office:value-type="float" office:value="0" calcext:value-type="float">
            <text:p>0</text:p>
          </table:table-cell>
          <table:table-cell table:style-name="ce21" office:value-type="float" office:value="1" calcext:value-type="float">
            <text:p>1</text:p>
          </table:table-cell>
          <table:table-cell table:number-columns-repeated="7"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13]; [.AG13]; [.AF13]);1);       BIN2HEX(COM.MICROSOFT.CONCAT([.AE13]; [.AD13]; [.AC13]; [.AB13]);1);     BIN2HEX(COM.MICROSOFT.CONCAT([.AA13];[.Z13];[.Y13]; [.X13]);1);     BIN2HEX(COM.MICROSOFT.CONCAT([.W13];[.V13];[.U13]; [.T13]);1);     BIN2HEX(COM.MICROSOFT.CONCAT([.S13];[.R13];[.Q13]; [.P13]);1);     BIN2HEX(COM.MICROSOFT.CONCAT([.O13];[.N13]; [.M13]; [.L13]);1);     BIN2HEX(COM.MICROSOFT.CONCAT([.K13];[.J13];[.C13];[.D13]);1);     BIN2HEX(COM.MICROSOFT.CONCAT([.E13];[.F13];[.G13];[.H13]);1) )" office:value-type="string" office:string-value="00040100" calcext:value-type="string">
            <text:p>00040100</text:p>
          </table:table-cell>
          <table:table-cell table:number-columns-repeated="989"/>
        </table:table-row>
        <table:table-row table:style-name="ro2">
          <table:table-cell table:style-name="ce2" table:formula="of:=[.A13]+1" office:value-type="float" office:value="12" calcext:value-type="float">
            <text:p>12</text:p>
          </table:table-cell>
          <table:table-cell table:style-name="ce4" office:value-type="string" calcext:value-type="string">
            <text:p>lw1</text:p>
          </table:table-cell>
          <table:table-cell table:number-columns-repeated="2" table:style-name="ce12" office:value-type="float" office:value="0" calcext:value-type="float">
            <text:p>0</text:p>
          </table:table-cell>
          <table:table-cell table:number-columns-repeated="2"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table:formula="of:=BIN2DEC(COM.MICROSOFT.CONCAT([.C14:.H14]))" office:value-type="float" office:value="13" calcext:value-type="float">
            <text:p>13</text:p>
          </table:table-cell>
          <table:table-cell table:style-name="ce21" office:value-type="float" office:value="1" calcext:value-type="float">
            <text:p>1</text:p>
          </table:table-cell>
          <table:table-cell table:number-columns-repeated="8"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5"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14]; [.AG14]; [.AF14]);1);       BIN2HEX(COM.MICROSOFT.CONCAT([.AE14]; [.AD14]; [.AC14]; [.AB14]);1);     BIN2HEX(COM.MICROSOFT.CONCAT([.AA14];[.Z14];[.Y14]; [.X14]);1);     BIN2HEX(COM.MICROSOFT.CONCAT([.W14];[.V14];[.U14]; [.T14]);1);     BIN2HEX(COM.MICROSOFT.CONCAT([.S14];[.R14];[.Q14]; [.P14]);1);     BIN2HEX(COM.MICROSOFT.CONCAT([.O14];[.N14]; [.M14]; [.L14]);1);     BIN2HEX(COM.MICROSOFT.CONCAT([.K14];[.J14];[.C14];[.D14]);1);     BIN2HEX(COM.MICROSOFT.CONCAT([.E14];[.F14];[.G14];[.H14]);1) )" office:value-type="string" office:string-value="0010804D" calcext:value-type="string">
            <text:p>0010804D</text:p>
          </table:table-cell>
          <table:table-cell table:number-columns-repeated="989"/>
        </table:table-row>
        <table:table-row table:style-name="ro2">
          <table:table-cell table:style-name="ce2" table:formula="of:=[.A14]+1" office:value-type="float" office:value="13" calcext:value-type="float">
            <text:p>13</text:p>
          </table:table-cell>
          <table:table-cell table:style-name="ce4" office:value-type="string" calcext:value-type="string">
            <text:p>lw2</text:p>
          </table:table-cell>
          <table:table-cell table:number-columns-repeated="2" table:style-name="ce12" office:value-type="float" office:value="0" calcext:value-type="float">
            <text:p>0</text:p>
          </table:table-cell>
          <table:table-cell table:number-columns-repeated="3" table:style-name="ce12" office:value-type="float" office:value="1" calcext:value-type="float">
            <text:p>1</text:p>
          </table:table-cell>
          <table:table-cell table:style-name="ce12" office:value-type="float" office:value="0" calcext:value-type="float">
            <text:p>0</text:p>
          </table:table-cell>
          <table:table-cell table:style-name="ce19" table:formula="of:=BIN2DEC(COM.MICROSOFT.CONCAT([.C15:.H15]))" office:value-type="float" office:value="14" calcext:value-type="float">
            <text:p>14</text:p>
          </table:table-cell>
          <table:table-cell table:number-columns-repeated="5"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9"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15]; [.AG15]; [.AF15]);1);       BIN2HEX(COM.MICROSOFT.CONCAT([.AE15]; [.AD15]; [.AC15]; [.AB15]);1);     BIN2HEX(COM.MICROSOFT.CONCAT([.AA15];[.Z15];[.Y15]; [.X15]);1);     BIN2HEX(COM.MICROSOFT.CONCAT([.W15];[.V15];[.U15]; [.T15]);1);     BIN2HEX(COM.MICROSOFT.CONCAT([.S15];[.R15];[.Q15]; [.P15]);1);     BIN2HEX(COM.MICROSOFT.CONCAT([.O15];[.N15]; [.M15]; [.L15]);1);     BIN2HEX(COM.MICROSOFT.CONCAT([.K15];[.J15];[.C15];[.D15]);1);     BIN2HEX(COM.MICROSOFT.CONCAT([.E15];[.F15];[.G15];[.H15]);1) )" office:value-type="string" office:string-value="0001080E" calcext:value-type="string">
            <text:p>0001080E</text:p>
          </table:table-cell>
          <table:table-cell table:number-columns-repeated="989"/>
        </table:table-row>
        <table:table-row table:style-name="ro2">
          <table:table-cell table:style-name="ce2" table:formula="of:=[.A15]+1" office:value-type="float" office:value="14" calcext:value-type="float">
            <text:p>14</text:p>
          </table:table-cell>
          <table:table-cell table:style-name="ce4" office:value-type="string" calcext:value-type="string">
            <text:p>lw3</text:p>
          </table:table-cell>
          <table:table-cell table:number-columns-repeated="2" table:style-name="ce12" office:value-type="float" office:value="0" calcext:value-type="float">
            <text:p>0</text:p>
          </table:table-cell>
          <table:table-cell table:number-columns-repeated="4" table:style-name="ce12" office:value-type="float" office:value="1" calcext:value-type="float">
            <text:p>1</text:p>
          </table:table-cell>
          <table:table-cell table:style-name="ce19" table:formula="of:=BIN2DEC(COM.MICROSOFT.CONCAT([.C16:.H16]))" office:value-type="float" office:value="15" calcext:value-type="float">
            <text:p>15</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5" table:style-name="ce21" office:value-type="float" office:value="0" calcext:value-type="float">
            <text:p>0</text:p>
          </table:table-cell>
          <table:table-cell table:style-name="ce21" office:value-type="float" office:value="1" calcext:value-type="float">
            <text:p>1</text:p>
          </table:table-cell>
          <table:table-cell table:number-columns-repeated="11"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16]; [.AG16]; [.AF16]);1);       BIN2HEX(COM.MICROSOFT.CONCAT([.AE16]; [.AD16]; [.AC16]; [.AB16]);1);     BIN2HEX(COM.MICROSOFT.CONCAT([.AA16];[.Z16];[.Y16]; [.X16]);1);     BIN2HEX(COM.MICROSOFT.CONCAT([.W16];[.V16];[.U16]; [.T16]);1);     BIN2HEX(COM.MICROSOFT.CONCAT([.S16];[.R16];[.Q16]; [.P16]);1);     BIN2HEX(COM.MICROSOFT.CONCAT([.O16];[.N16]; [.M16]; [.L16]);1);     BIN2HEX(COM.MICROSOFT.CONCAT([.K16];[.J16];[.C16];[.D16]);1);     BIN2HEX(COM.MICROSOFT.CONCAT([.E16];[.F16];[.G16];[.H16]);1) )" office:value-type="string" office:string-value="0000410F" calcext:value-type="string">
            <text:p>0000410F</text:p>
          </table:table-cell>
          <table:table-cell table:number-columns-repeated="989"/>
        </table:table-row>
        <table:table-row table:style-name="ro2">
          <table:table-cell table:style-name="ce2" table:formula="of:=[.A16]+1" office:value-type="float" office:value="15" calcext:value-type="float">
            <text:p>15</text:p>
          </table:table-cell>
          <table:table-cell table:style-name="ce4" office:value-type="string" calcext:value-type="string">
            <text:p>lw4</text:p>
          </table:table-cell>
          <table:table-cell table:number-columns-repeated="6" table:style-name="ce13" office:value-type="float" office:value="0" calcext:value-type="float">
            <text:p>0</text:p>
          </table:table-cell>
          <table:table-cell table:style-name="ce19" table:formula="of:=BIN2DEC(COM.MICROSOFT.CONCAT([.C17:.H17]))" office:value-type="float" office:value="0" calcext:value-type="float">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number-columns-repeated="10" table:style-name="ce21" office:value-type="float" office:value="0" calcext:value-type="float">
            <text:p>0</text:p>
          </table:table-cell>
          <table:table-cell table:style-name="ce21" office:value-type="float" office:value="1" calcext:value-type="float">
            <text:p>1</text:p>
          </table:table-cell>
          <table:table-cell table:number-columns-repeated="7"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17]; [.AG17]; [.AF17]);1);       BIN2HEX(COM.MICROSOFT.CONCAT([.AE17]; [.AD17]; [.AC17]; [.AB17]);1);     BIN2HEX(COM.MICROSOFT.CONCAT([.AA17];[.Z17];[.Y17]; [.X17]);1);     BIN2HEX(COM.MICROSOFT.CONCAT([.W17];[.V17];[.U17]; [.T17]);1);     BIN2HEX(COM.MICROSOFT.CONCAT([.S17];[.R17];[.Q17]; [.P17]);1);     BIN2HEX(COM.MICROSOFT.CONCAT([.O17];[.N17]; [.M17]; [.L17]);1);     BIN2HEX(COM.MICROSOFT.CONCAT([.K17];[.J17];[.C17];[.D17]);1);     BIN2HEX(COM.MICROSOFT.CONCAT([.E17];[.F17];[.G17];[.H17]);1) )" office:value-type="string" office:string-value="00040080" calcext:value-type="string">
            <text:p>00040080</text:p>
          </table:table-cell>
          <table:table-cell table:number-columns-repeated="989"/>
        </table:table-row>
        <table:table-row table:style-name="ro2">
          <table:table-cell table:style-name="ce2" table:formula="of:=[.A17]+1" office:value-type="float" office:value="16" calcext:value-type="float">
            <text:p>16</text:p>
          </table:table-cell>
          <table:table-cell table:style-name="ce4" office:value-type="string" calcext:value-type="string">
            <text:p>sw1</text:p>
          </table:table-cell>
          <table:table-cell table:style-name="ce12" office:value-type="float" office:value="0" calcext:value-type="float">
            <text:p>0</text:p>
          </table:table-cell>
          <table:table-cell table:style-name="ce12" office:value-type="float" office:value="1" calcext:value-type="float">
            <text:p>1</text:p>
          </table:table-cell>
          <table:table-cell table:number-columns-repeated="3" table:style-name="ce12" office:value-type="float" office:value="0" calcext:value-type="float">
            <text:p>0</text:p>
          </table:table-cell>
          <table:table-cell table:style-name="ce12" office:value-type="float" office:value="1" calcext:value-type="float">
            <text:p>1</text:p>
          </table:table-cell>
          <table:table-cell table:style-name="ce19" table:formula="of:=BIN2DEC(COM.MICROSOFT.CONCAT([.C18:.H18]))" office:value-type="float" office:value="17" calcext:value-type="float">
            <text:p>17</text:p>
          </table:table-cell>
          <table:table-cell table:style-name="ce21" office:value-type="float" office:value="1" calcext:value-type="float">
            <text:p>1</text:p>
          </table:table-cell>
          <table:table-cell table:number-columns-repeated="8"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5"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18]; [.AG18]; [.AF18]);1);       BIN2HEX(COM.MICROSOFT.CONCAT([.AE18]; [.AD18]; [.AC18]; [.AB18]);1);     BIN2HEX(COM.MICROSOFT.CONCAT([.AA18];[.Z18];[.Y18]; [.X18]);1);     BIN2HEX(COM.MICROSOFT.CONCAT([.W18];[.V18];[.U18]; [.T18]);1);     BIN2HEX(COM.MICROSOFT.CONCAT([.S18];[.R18];[.Q18]; [.P18]);1);     BIN2HEX(COM.MICROSOFT.CONCAT([.O18];[.N18]; [.M18]; [.L18]);1);     BIN2HEX(COM.MICROSOFT.CONCAT([.K18];[.J18];[.C18];[.D18]);1);     BIN2HEX(COM.MICROSOFT.CONCAT([.E18];[.F18];[.G18];[.H18]);1) )" office:value-type="string" office:string-value="00108051" calcext:value-type="string">
            <text:p>00108051</text:p>
          </table:table-cell>
          <table:table-cell table:number-columns-repeated="989"/>
        </table:table-row>
        <table:table-row table:style-name="ro2">
          <table:table-cell table:style-name="ce2" table:formula="of:=[.A18]+1" office:value-type="float" office:value="17" calcext:value-type="float">
            <text:p>17</text:p>
          </table:table-cell>
          <table:table-cell table:style-name="ce4" office:value-type="string" calcext:value-type="string">
            <text:p>sw2</text:p>
          </table:table-cell>
          <table:table-cell table:style-name="ce12" office:value-type="float" office:value="0" calcext:value-type="float">
            <text:p>0</text:p>
          </table:table-cell>
          <table:table-cell table:style-name="ce12" office:value-type="float" office:value="1" calcext:value-type="float">
            <text:p>1</text:p>
          </table:table-cell>
          <table:table-cell table:number-columns-repeated="2"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table:formula="of:=BIN2DEC(COM.MICROSOFT.CONCAT([.C19:.H19]))" office:value-type="float" office:value="18" calcext:value-type="float">
            <text:p>18</text:p>
          </table:table-cell>
          <table:table-cell table:number-columns-repeated="5"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9"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19]; [.AG19]; [.AF19]);1);       BIN2HEX(COM.MICROSOFT.CONCAT([.AE19]; [.AD19]; [.AC19]; [.AB19]);1);     BIN2HEX(COM.MICROSOFT.CONCAT([.AA19];[.Z19];[.Y19]; [.X19]);1);     BIN2HEX(COM.MICROSOFT.CONCAT([.W19];[.V19];[.U19]; [.T19]);1);     BIN2HEX(COM.MICROSOFT.CONCAT([.S19];[.R19];[.Q19]; [.P19]);1);     BIN2HEX(COM.MICROSOFT.CONCAT([.O19];[.N19]; [.M19]; [.L19]);1);     BIN2HEX(COM.MICROSOFT.CONCAT([.K19];[.J19];[.C19];[.D19]);1);     BIN2HEX(COM.MICROSOFT.CONCAT([.E19];[.F19];[.G19];[.H19]);1) )" office:value-type="string" office:string-value="00010812" calcext:value-type="string">
            <text:p>00010812</text:p>
          </table:table-cell>
          <table:table-cell table:number-columns-repeated="989"/>
        </table:table-row>
        <table:table-row table:style-name="ro2">
          <table:table-cell table:style-name="ce2" table:formula="of:=[.A19]+1" office:value-type="float" office:value="18" calcext:value-type="float">
            <text:p>18</text:p>
          </table:table-cell>
          <table:table-cell table:style-name="ce4" office:value-type="string" calcext:value-type="string">
            <text:p>sw3</text:p>
          </table:table-cell>
          <table:table-cell table:style-name="ce12" office:value-type="float" office:value="0" calcext:value-type="float">
            <text:p>0</text:p>
          </table:table-cell>
          <table:table-cell table:style-name="ce12" office:value-type="float" office:value="1" calcext:value-type="float">
            <text:p>1</text:p>
          </table:table-cell>
          <table:table-cell table:number-columns-repeated="2" table:style-name="ce12" office:value-type="float" office:value="0" calcext:value-type="float">
            <text:p>0</text:p>
          </table:table-cell>
          <table:table-cell table:number-columns-repeated="2" table:style-name="ce12" office:value-type="float" office:value="1" calcext:value-type="float">
            <text:p>1</text:p>
          </table:table-cell>
          <table:table-cell table:style-name="ce19" table:formula="of:=BIN2DEC(COM.MICROSOFT.CONCAT([.C20:.H20]))" office:value-type="float" office:value="19" calcext:value-type="float">
            <text:p>19</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5" table:style-name="ce21" office:value-type="float" office:value="0" calcext:value-type="float">
            <text:p>0</text:p>
          </table:table-cell>
          <table:table-cell table:style-name="ce21" office:value-type="float" office:value="1" calcext:value-type="float">
            <text:p>1</text:p>
          </table:table-cell>
          <table:table-cell table:number-columns-repeated="11"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20]; [.AG20]; [.AF20]);1);       BIN2HEX(COM.MICROSOFT.CONCAT([.AE20]; [.AD20]; [.AC20]; [.AB20]);1);     BIN2HEX(COM.MICROSOFT.CONCAT([.AA20];[.Z20];[.Y20]; [.X20]);1);     BIN2HEX(COM.MICROSOFT.CONCAT([.W20];[.V20];[.U20]; [.T20]);1);     BIN2HEX(COM.MICROSOFT.CONCAT([.S20];[.R20];[.Q20]; [.P20]);1);     BIN2HEX(COM.MICROSOFT.CONCAT([.O20];[.N20]; [.M20]; [.L20]);1);     BIN2HEX(COM.MICROSOFT.CONCAT([.K20];[.J20];[.C20];[.D20]);1);     BIN2HEX(COM.MICROSOFT.CONCAT([.E20];[.F20];[.G20];[.H20]);1) )" office:value-type="string" office:string-value="00004113" calcext:value-type="string">
            <text:p>00004113</text:p>
          </table:table-cell>
          <table:table-cell table:number-columns-repeated="989"/>
        </table:table-row>
        <table:table-row table:style-name="ro2">
          <table:table-cell table:style-name="ce2" table:formula="of:=[.A20]+1" office:value-type="float" office:value="19" calcext:value-type="float">
            <text:p>19</text:p>
          </table:table-cell>
          <table:table-cell table:style-name="ce4" office:value-type="string" calcext:value-type="string">
            <text:p>sw4</text:p>
          </table:table-cell>
          <table:table-cell table:number-columns-repeated="6" table:style-name="ce13" office:value-type="float" office:value="0" calcext:value-type="float">
            <text:p>0</text:p>
          </table:table-cell>
          <table:table-cell table:style-name="ce19" table:formula="of:=BIN2DEC(COM.MICROSOFT.CONCAT([.C21:.H21]))" office:value-type="float" office:value="0" calcext:value-type="float">
            <text:p>0</text:p>
          </table:table-cell>
          <table:table-cell table:style-name="ce21" office:value-type="float" office:value="1" calcext:value-type="float">
            <text:p>1</text:p>
          </table:table-cell>
          <table:table-cell table:number-columns-repeated="12" table:style-name="ce21" office:value-type="float" office:value="0" calcext:value-type="float">
            <text:p>0</text:p>
          </table:table-cell>
          <table:table-cell table:style-name="ce21" office:value-type="float" office:value="1" calcext:value-type="float">
            <text:p>1</text:p>
          </table:table-cell>
          <table:table-cell table:number-columns-repeated="6"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21]; [.AG21]; [.AF21]);1);       BIN2HEX(COM.MICROSOFT.CONCAT([.AE21]; [.AD21]; [.AC21]; [.AB21]);1);     BIN2HEX(COM.MICROSOFT.CONCAT([.AA21];[.Z21];[.Y21]; [.X21]);1);     BIN2HEX(COM.MICROSOFT.CONCAT([.W21];[.V21];[.U21]; [.T21]);1);     BIN2HEX(COM.MICROSOFT.CONCAT([.S21];[.R21];[.Q21]; [.P21]);1);     BIN2HEX(COM.MICROSOFT.CONCAT([.O21];[.N21]; [.M21]; [.L21]);1);     BIN2HEX(COM.MICROSOFT.CONCAT([.K21];[.J21];[.C21];[.D21]);1);     BIN2HEX(COM.MICROSOFT.CONCAT([.E21];[.F21];[.G21];[.H21]);1) )" office:value-type="string" office:string-value="00080040" calcext:value-type="string">
            <text:p>00080040</text:p>
          </table:table-cell>
          <table:table-cell table:number-columns-repeated="989"/>
        </table:table-row>
        <table:table-row table:style-name="ro2">
          <table:table-cell table:style-name="ce2" table:formula="of:=[.A21]+1" office:value-type="float" office:value="20" calcext:value-type="float">
            <text:p>20</text:p>
          </table:table-cell>
          <table:table-cell table:style-name="ce4" office:value-type="string" calcext:value-type="string">
            <text:p>lea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table:formula="of:=BIN2DEC(COM.MICROSOFT.CONCAT([.C22:.H22]))" office:value-type="float" office:value="21" calcext:value-type="float">
            <text:p>2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10"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22]; [.AG22]; [.AF22]);1);       BIN2HEX(COM.MICROSOFT.CONCAT([.AE22]; [.AD22]; [.AC22]; [.AB22]);1);     BIN2HEX(COM.MICROSOFT.CONCAT([.AA22];[.Z22];[.Y22]; [.X22]);1);     BIN2HEX(COM.MICROSOFT.CONCAT([.W22];[.V22];[.U22]; [.T22]);1);     BIN2HEX(COM.MICROSOFT.CONCAT([.S22];[.R22];[.Q22]; [.P22]);1);     BIN2HEX(COM.MICROSOFT.CONCAT([.O22];[.N22]; [.M22]; [.L22]);1);     BIN2HEX(COM.MICROSOFT.CONCAT([.K22];[.J22];[.C22];[.D22]);1);     BIN2HEX(COM.MICROSOFT.CONCAT([.E22];[.F22];[.G22];[.H22]);1) )" office:value-type="string" office:string-value="00008415" calcext:value-type="string">
            <text:p>00008415</text:p>
          </table:table-cell>
          <table:table-cell table:number-columns-repeated="989"/>
        </table:table-row>
        <table:table-row table:style-name="ro2">
          <table:table-cell table:style-name="ce2" table:formula="of:=[.A22]+1" office:value-type="float" office:value="21" calcext:value-type="float">
            <text:p>21</text:p>
          </table:table-cell>
          <table:table-cell table:style-name="ce4" office:value-type="string" calcext:value-type="string">
            <text:p>lea2</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number-columns-repeated="2" table:style-name="ce12" office:value-type="float" office:value="1" calcext:value-type="float">
            <text:p>1</text:p>
          </table:table-cell>
          <table:table-cell table:style-name="ce12" office:value-type="float" office:value="0" calcext:value-type="float">
            <text:p>0</text:p>
          </table:table-cell>
          <table:table-cell table:style-name="ce19" table:formula="of:=BIN2DEC(COM.MICROSOFT.CONCAT([.C23:.H23]))" office:value-type="float" office:value="22" calcext:value-type="float">
            <text:p>22</text:p>
          </table:table-cell>
          <table:table-cell table:number-columns-repeated="5"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9"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23]; [.AG23]; [.AF23]);1);       BIN2HEX(COM.MICROSOFT.CONCAT([.AE23]; [.AD23]; [.AC23]; [.AB23]);1);     BIN2HEX(COM.MICROSOFT.CONCAT([.AA23];[.Z23];[.Y23]; [.X23]);1);     BIN2HEX(COM.MICROSOFT.CONCAT([.W23];[.V23];[.U23]; [.T23]);1);     BIN2HEX(COM.MICROSOFT.CONCAT([.S23];[.R23];[.Q23]; [.P23]);1);     BIN2HEX(COM.MICROSOFT.CONCAT([.O23];[.N23]; [.M23]; [.L23]);1);     BIN2HEX(COM.MICROSOFT.CONCAT([.K23];[.J23];[.C23];[.D23]);1);     BIN2HEX(COM.MICROSOFT.CONCAT([.E23];[.F23];[.G23];[.H23]);1) )" office:value-type="string" office:string-value="00010816" calcext:value-type="string">
            <text:p>00010816</text:p>
          </table:table-cell>
          <table:table-cell table:number-columns-repeated="989"/>
        </table:table-row>
        <table:table-row table:style-name="ro2">
          <table:table-cell table:style-name="ce2" table:formula="of:=[.A23]+1" office:value-type="float" office:value="22" calcext:value-type="float">
            <text:p>22</text:p>
          </table:table-cell>
          <table:table-cell table:style-name="ce4" office:value-type="string" calcext:value-type="string">
            <text:p>lea3</text:p>
          </table:table-cell>
          <table:table-cell table:number-columns-repeated="6" table:style-name="ce13" office:value-type="float" office:value="0" calcext:value-type="float">
            <text:p>0</text:p>
          </table:table-cell>
          <table:table-cell table:style-name="ce19" table:formula="of:=BIN2DEC(COM.MICROSOFT.CONCAT([.C24:.H24]))" office:value-type="float" office:value="0" calcext:value-type="float">
            <text:p>0</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9" table:style-name="ce21" office:value-type="float" office:value="0" calcext:value-type="float">
            <text:p>0</text:p>
          </table:table-cell>
          <table:table-cell table:style-name="ce21" office:value-type="float" office:value="1" calcext:value-type="float">
            <text:p>1</text:p>
          </table:table-cell>
          <table:table-cell table:number-columns-repeated="7"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24]; [.AG24]; [.AF24]);1);       BIN2HEX(COM.MICROSOFT.CONCAT([.AE24]; [.AD24]; [.AC24]; [.AB24]);1);     BIN2HEX(COM.MICROSOFT.CONCAT([.AA24];[.Z24];[.Y24]; [.X24]);1);     BIN2HEX(COM.MICROSOFT.CONCAT([.W24];[.V24];[.U24]; [.T24]);1);     BIN2HEX(COM.MICROSOFT.CONCAT([.S24];[.R24];[.Q24]; [.P24]);1);     BIN2HEX(COM.MICROSOFT.CONCAT([.O24];[.N24]; [.M24]; [.L24]);1);     BIN2HEX(COM.MICROSOFT.CONCAT([.K24];[.J24];[.C24];[.D24]);1);     BIN2HEX(COM.MICROSOFT.CONCAT([.E24];[.F24];[.G24];[.H24]);1) )" office:value-type="string" office:string-value="00040100" calcext:value-type="string">
            <text:p>00040100</text:p>
          </table:table-cell>
          <table:table-cell table:number-columns-repeated="989"/>
        </table:table-row>
        <table:table-row table:style-name="ro2">
          <table:table-cell table:style-name="ce2" table:formula="of:=[.A24]+1" office:value-type="float" office:value="23" calcext:value-type="float">
            <text:p>23</text:p>
          </table:table-cell>
          <table:table-cell table:style-name="ce4" office:value-type="string" calcext:value-type="string">
            <text:p>jalr1</text:p>
          </table:table-cell>
          <table:table-cell table:style-name="ce12" office:value-type="float" office:value="0" calcext:value-type="float">
            <text:p>0</text:p>
          </table:table-cell>
          <table:table-cell table:number-columns-repeated="2" table:style-name="ce12" office:value-type="float" office:value="1" calcext:value-type="float">
            <text:p>1</text:p>
          </table:table-cell>
          <table:table-cell table:number-columns-repeated="3" table:style-name="ce12" office:value-type="float" office:value="0" calcext:value-type="float">
            <text:p>0</text:p>
          </table:table-cell>
          <table:table-cell table:style-name="ce19" table:formula="of:=BIN2DEC(COM.MICROSOFT.CONCAT([.C25:.H25]))" office:value-type="float" office:value="24" calcext:value-type="float">
            <text:p>24</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7"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number-columns-repeated="5"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25]; [.AG25]; [.AF25]);1);       BIN2HEX(COM.MICROSOFT.CONCAT([.AE25]; [.AD25]; [.AC25]; [.AB25]);1);     BIN2HEX(COM.MICROSOFT.CONCAT([.AA25];[.Z25];[.Y25]; [.X25]);1);     BIN2HEX(COM.MICROSOFT.CONCAT([.W25];[.V25];[.U25]; [.T25]);1);     BIN2HEX(COM.MICROSOFT.CONCAT([.S25];[.R25];[.Q25]; [.P25]);1);     BIN2HEX(COM.MICROSOFT.CONCAT([.O25];[.N25]; [.M25]; [.L25]);1);     BIN2HEX(COM.MICROSOFT.CONCAT([.K25];[.J25];[.C25];[.D25]);1);     BIN2HEX(COM.MICROSOFT.CONCAT([.E25];[.F25];[.G25];[.H25]);1) )" office:value-type="string" office:string-value="00140418" calcext:value-type="string">
            <text:p>00140418</text:p>
          </table:table-cell>
          <table:table-cell table:number-columns-repeated="989"/>
        </table:table-row>
        <table:table-row table:style-name="ro2">
          <table:table-cell table:style-name="ce2" table:formula="of:=[.A25]+1" office:value-type="float" office:value="24" calcext:value-type="float">
            <text:p>24</text:p>
          </table:table-cell>
          <table:table-cell table:style-name="ce4" office:value-type="string" calcext:value-type="string">
            <text:p>jalr2</text:p>
          </table:table-cell>
          <table:table-cell table:number-columns-repeated="6" table:style-name="ce13" office:value-type="float" office:value="0" calcext:value-type="float">
            <text:p>0</text:p>
          </table:table-cell>
          <table:table-cell table:style-name="ce19" table:formula="of:=BIN2DEC(COM.MICROSOFT.CONCAT([.C26:.H26]))" office:value-type="float" office:value="0" calcext:value-type="float">
            <text:p>0</text:p>
          </table:table-cell>
          <table:table-cell table:style-name="ce21" office:value-type="float" office:value="1" calcext:value-type="float">
            <text:p>1</text:p>
          </table:table-cell>
          <table:table-cell table:number-columns-repeated="5" table:style-name="ce21" office:value-type="float" office:value="0" calcext:value-type="float">
            <text:p>0</text:p>
          </table:table-cell>
          <table:table-cell table:style-name="ce21" office:value-type="float" office:value="1" calcext:value-type="float">
            <text:p>1</text:p>
          </table:table-cell>
          <table:table-cell table:number-columns-repeated="13"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26]; [.AG26]; [.AF26]);1);       BIN2HEX(COM.MICROSOFT.CONCAT([.AE26]; [.AD26]; [.AC26]; [.AB26]);1);     BIN2HEX(COM.MICROSOFT.CONCAT([.AA26];[.Z26];[.Y26]; [.X26]);1);     BIN2HEX(COM.MICROSOFT.CONCAT([.W26];[.V26];[.U26]; [.T26]);1);     BIN2HEX(COM.MICROSOFT.CONCAT([.S26];[.R26];[.Q26]; [.P26]);1);     BIN2HEX(COM.MICROSOFT.CONCAT([.O26];[.N26]; [.M26]; [.L26]);1);     BIN2HEX(COM.MICROSOFT.CONCAT([.K26];[.J26];[.C26];[.D26]);1);     BIN2HEX(COM.MICROSOFT.CONCAT([.E26];[.F26];[.G26];[.H26]);1) )" office:value-type="string" office:string-value="00001040" calcext:value-type="string">
            <text:p>00001040</text:p>
          </table:table-cell>
          <table:table-cell table:number-columns-repeated="989"/>
        </table:table-row>
        <table:table-row table:style-name="ro2">
          <table:table-cell table:style-name="ce2" table:formula="of:=[.A26]+1" office:value-type="float" office:value="25" calcext:value-type="float">
            <text:p>25</text:p>
          </table:table-cell>
          <table:table-cell table:style-name="ce4" office:value-type="string" calcext:value-type="string">
            <text:p>halt</text:p>
          </table:table-cell>
          <table:table-cell table:style-name="ce12" office:value-type="float" office:value="0" calcext:value-type="float">
            <text:p>0</text:p>
          </table:table-cell>
          <table:table-cell table:number-columns-repeated="2" table:style-name="ce12" office:value-type="float" office:value="1" calcext:value-type="float">
            <text:p>1</text:p>
          </table:table-cell>
          <table:table-cell table:number-columns-repeated="2" table:style-name="ce12" office:value-type="float" office:value="0" calcext:value-type="float">
            <text:p>0</text:p>
          </table:table-cell>
          <table:table-cell table:style-name="ce12" office:value-type="float" office:value="1" calcext:value-type="float">
            <text:p>1</text:p>
          </table:table-cell>
          <table:table-cell table:style-name="ce19" table:formula="of:=BIN2DEC(COM.MICROSOFT.CONCAT([.C27:.H27]))" office:value-type="float" office:value="25" calcext:value-type="float">
            <text:p>25</text:p>
          </table:table-cell>
          <table:table-cell table:number-columns-repeated="3" table:style-name="ce22" office:value-type="float" office:value="0" calcext:value-type="float">
            <text:p>0</text:p>
          </table:table-cell>
          <table:table-cell table:style-name="ce21" office:value-type="float" office:value="0" calcext:value-type="float">
            <text:p>0</text:p>
          </table:table-cell>
          <table:table-cell table:number-columns-repeated="16" table:style-name="ce22"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27]; [.AG27]; [.AF27]);1);       BIN2HEX(COM.MICROSOFT.CONCAT([.AE27]; [.AD27]; [.AC27]; [.AB27]);1);     BIN2HEX(COM.MICROSOFT.CONCAT([.AA27];[.Z27];[.Y27]; [.X27]);1);     BIN2HEX(COM.MICROSOFT.CONCAT([.W27];[.V27];[.U27]; [.T27]);1);     BIN2HEX(COM.MICROSOFT.CONCAT([.S27];[.R27];[.Q27]; [.P27]);1);     BIN2HEX(COM.MICROSOFT.CONCAT([.O27];[.N27]; [.M27]; [.L27]);1);     BIN2HEX(COM.MICROSOFT.CONCAT([.K27];[.J27];[.C27];[.D27]);1);     BIN2HEX(COM.MICROSOFT.CONCAT([.E27];[.F27];[.G27];[.H27]);1) )" office:value-type="string" office:string-value="00000019" calcext:value-type="string">
            <text:p>00000019</text:p>
          </table:table-cell>
          <table:table-cell table:number-columns-repeated="989"/>
        </table:table-row>
        <table:table-row table:style-name="ro2">
          <table:table-cell table:style-name="ce2" table:formula="of:=[.A27]+1" office:value-type="float" office:value="26" calcext:value-type="float">
            <text:p>26</text:p>
          </table:table-cell>
          <table:table-cell table:style-name="ce4" office:value-type="string" calcext:value-type="string">
            <text:p>blt/gt/eq1</text:p>
          </table:table-cell>
          <table:table-cell table:style-name="ce12" office:value-type="float" office:value="0" calcext:value-type="float">
            <text:p>0</text:p>
          </table:table-cell>
          <table:table-cell table:number-columns-repeated="2" table:style-name="ce12" office:value-type="float" office:value="1" calcext:value-type="float">
            <text:p>1</text:p>
          </table:table-cell>
          <table:table-cell table:style-name="ce12" office:value-type="float" office:value="0" calcext:value-type="float">
            <text:p>0</text:p>
          </table:table-cell>
          <table:table-cell table:number-columns-repeated="2" table:style-name="ce12" office:value-type="float" office:value="1" calcext:value-type="float">
            <text:p>1</text:p>
          </table:table-cell>
          <table:table-cell table:style-name="ce19" table:formula="of:=BIN2DEC(COM.MICROSOFT.CONCAT([.C28:.H28]))" office:value-type="float" office:value="27" calcext:value-type="float">
            <text:p>27</text:p>
          </table:table-cell>
          <table:table-cell table:style-name="ce21" office:value-type="float" office:value="1" calcext:value-type="float">
            <text:p>1</text:p>
          </table:table-cell>
          <table:table-cell table:number-columns-repeated="8" table:style-name="ce21" office:value-type="float" office:value="0" calcext:value-type="float">
            <text:p>0</text:p>
          </table:table-cell>
          <table:table-cell table:style-name="ce21" office:value-type="float" office:value="1" calcext:value-type="float">
            <text:p>1</text:p>
          </table:table-cell>
          <table:table-cell table:number-columns-repeated="10"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28]; [.AG28]; [.AF28]);1);       BIN2HEX(COM.MICROSOFT.CONCAT([.AE28]; [.AD28]; [.AC28]; [.AB28]);1);     BIN2HEX(COM.MICROSOFT.CONCAT([.AA28];[.Z28];[.Y28]; [.X28]);1);     BIN2HEX(COM.MICROSOFT.CONCAT([.W28];[.V28];[.U28]; [.T28]);1);     BIN2HEX(COM.MICROSOFT.CONCAT([.S28];[.R28];[.Q28]; [.P28]);1);     BIN2HEX(COM.MICROSOFT.CONCAT([.O28];[.N28]; [.M28]; [.L28]);1);     BIN2HEX(COM.MICROSOFT.CONCAT([.K28];[.J28];[.C28];[.D28]);1);     BIN2HEX(COM.MICROSOFT.CONCAT([.E28];[.F28];[.G28];[.H28]);1) )" office:value-type="string" office:string-value="0000805B" calcext:value-type="string">
            <text:p>0000805B</text:p>
          </table:table-cell>
          <table:table-cell table:number-columns-repeated="989"/>
        </table:table-row>
        <table:table-row table:style-name="ro2">
          <table:table-cell table:style-name="ce2" table:formula="of:=[.A28]+1" office:value-type="float" office:value="27" calcext:value-type="float">
            <text:p>27</text:p>
          </table:table-cell>
          <table:table-cell table:style-name="ce4" office:value-type="string" calcext:value-type="string">
            <text:p>blt/gt/eq2</text:p>
          </table:table-cell>
          <table:table-cell table:style-name="ce12" office:value-type="float" office:value="0" calcext:value-type="float">
            <text:p>0</text:p>
          </table:table-cell>
          <table:table-cell table:number-columns-repeated="3" table:style-name="ce12" office:value-type="float" office:value="1" calcext:value-type="float">
            <text:p>1</text:p>
          </table:table-cell>
          <table:table-cell table:number-columns-repeated="2" table:style-name="ce12" office:value-type="float" office:value="0" calcext:value-type="float">
            <text:p>0</text:p>
          </table:table-cell>
          <table:table-cell table:style-name="ce19" table:formula="of:=BIN2DEC(COM.MICROSOFT.CONCAT([.C29:.H29]))" office:value-type="float" office:value="28" calcext:value-type="float">
            <text:p>28</text:p>
          </table:table-cell>
          <table:table-cell table:style-name="ce21" office:value-type="float" office:value="1" calcext:value-type="float">
            <text:p>1</text:p>
          </table:table-cell>
          <table:table-cell table:number-columns-repeated="9" table:style-name="ce21" office:value-type="float" office:value="0" calcext:value-type="float">
            <text:p>0</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style-name="ce21" office:value-type="float" office:value="1" calcext:value-type="float">
            <text:p>1</text:p>
          </table:table-cell>
          <table:table-cell table:number-columns-repeated="5"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29]; [.AG29]; [.AF29]);1);       BIN2HEX(COM.MICROSOFT.CONCAT([.AE29]; [.AD29]; [.AC29]; [.AB29]);1);     BIN2HEX(COM.MICROSOFT.CONCAT([.AA29];[.Z29];[.Y29]; [.X29]);1);     BIN2HEX(COM.MICROSOFT.CONCAT([.W29];[.V29];[.U29]; [.T29]);1);     BIN2HEX(COM.MICROSOFT.CONCAT([.S29];[.R29];[.Q29]; [.P29]);1);     BIN2HEX(COM.MICROSOFT.CONCAT([.O29];[.N29]; [.M29]; [.L29]);1);     BIN2HEX(COM.MICROSOFT.CONCAT([.K29];[.J29];[.C29];[.D29]);1);     BIN2HEX(COM.MICROSOFT.CONCAT([.E29];[.F29];[.G29];[.H29]);1) )" office:value-type="string" office:string-value="0011005C" calcext:value-type="string">
            <text:p>0011005C</text:p>
          </table:table-cell>
          <table:table-cell table:number-columns-repeated="989"/>
        </table:table-row>
        <table:table-row table:style-name="ro2">
          <table:table-cell table:style-name="ce2" table:formula="of:=[.A29]+1" office:value-type="float" office:value="28" calcext:value-type="float">
            <text:p>28</text:p>
          </table:table-cell>
          <table:table-cell table:style-name="ce4" office:value-type="string" calcext:value-type="string">
            <text:p>blt/gt/eq3</text:p>
          </table:table-cell>
          <table:table-cell table:style-name="ce12" office:value-type="float" office:value="0" calcext:value-type="float">
            <text:p>0</text:p>
          </table:table-cell>
          <table:table-cell table:number-columns-repeated="3"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table:formula="of:=BIN2DEC(COM.MICROSOFT.CONCAT([.C30:.H30]))" office:value-type="float" office:value="29" calcext:value-type="float">
            <text:p>29</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8" table:style-name="ce21" office:value-type="float" office:value="0" calcext:value-type="float">
            <text:p>0</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30]; [.AG30]; [.AF30]);1);       BIN2HEX(COM.MICROSOFT.CONCAT([.AE30]; [.AD30]; [.AC30]; [.AB30]);1);     BIN2HEX(COM.MICROSOFT.CONCAT([.AA30];[.Z30];[.Y30]; [.X30]);1);     BIN2HEX(COM.MICROSOFT.CONCAT([.W30];[.V30];[.U30]; [.T30]);1);     BIN2HEX(COM.MICROSOFT.CONCAT([.S30];[.R30];[.Q30]; [.P30]);1);     BIN2HEX(COM.MICROSOFT.CONCAT([.O30];[.N30]; [.M30]; [.L30]);1);     BIN2HEX(COM.MICROSOFT.CONCAT([.K30];[.J30];[.C30];[.D30]);1);     BIN2HEX(COM.MICROSOFT.CONCAT([.E30];[.F30];[.G30];[.H30]);1) )" office:value-type="string" office:string-value="0042011D" calcext:value-type="string">
            <text:p>0042011D</text:p>
          </table:table-cell>
          <table:table-cell table:number-columns-repeated="989"/>
        </table:table-row>
        <table:table-row table:style-name="ro2">
          <table:table-cell table:style-name="ce2" table:formula="of:=[.A30]+1" office:value-type="float" office:value="29" calcext:value-type="float">
            <text:p>29</text:p>
          </table:table-cell>
          <table:table-cell table:style-name="ce4" office:value-type="string" calcext:value-type="string">
            <text:p>blt/gt/eq4</text:p>
          </table:table-cell>
          <table:table-cell table:style-name="ce12" office:value-type="float" office:value="0" calcext:value-type="float">
            <text:p>0</text:p>
          </table:table-cell>
          <table:table-cell table:number-columns-repeated="4" table:style-name="ce12" office:value-type="float" office:value="1" calcext:value-type="float">
            <text:p>1</text:p>
          </table:table-cell>
          <table:table-cell table:style-name="ce12" office:value-type="float" office:value="0" calcext:value-type="float">
            <text:p>0</text:p>
          </table:table-cell>
          <table:table-cell table:style-name="ce19" table:formula="of:=BIN2DEC(COM.MICROSOFT.CONCAT([.C31:.H31]))" office:value-type="float" office:value="30" calcext:value-type="float">
            <text:p>30</text:p>
          </table:table-cell>
          <table:table-cell table:number-columns-repeated="3" table:style-name="ce23" office:value-type="float" office:value="0" calcext:value-type="float">
            <text:p>0</text:p>
          </table:table-cell>
          <table:table-cell table:style-name="ce21" office:value-type="float" office:value="0" calcext:value-type="float">
            <text:p>0</text:p>
          </table:table-cell>
          <table:table-cell table:number-columns-repeated="2" table:style-name="ce23" office:value-type="float" office:value="0" calcext:value-type="float">
            <text:p>0</text:p>
          </table:table-cell>
          <table:table-cell table:number-columns-repeated="6" table:style-name="ce39"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48" office:value-type="float" office:value="0" calcext:value-type="float">
            <text:p>0</text:p>
          </table:table-cell>
          <table:table-cell table:number-columns-repeated="2" table:style-name="ce49" office:value-type="float" office:value="0" calcext:value-type="float">
            <text:p>0</text:p>
          </table:table-cell>
          <table:table-cell table:style-name="ce22" office:value-type="float" office:value="0" calcext:value-type="float">
            <text:p>0</text:p>
          </table:table-cell>
          <table:table-cell table:style-name="ce22" office:value-type="float" office:value="1" calcext:value-type="float">
            <text:p>1</text:p>
          </table:table-cell>
          <table:table-cell table:number-columns-repeated="5" table:style-name="ce50" office:value-type="float" office:value="0" calcext:value-type="float">
            <text:p>0</text:p>
          </table:table-cell>
          <table:table-cell table:style-name="ce52" table:formula="of:=COM.MICROSOFT.CONCAT(     BIN2HEX(COM.MICROSOFT.CONCAT([.AH31]; [.AG31]; [.AF31]);1);       BIN2HEX(COM.MICROSOFT.CONCAT([.AE31]; [.AD31]; [.AC31]; [.AB31]);1);     BIN2HEX(COM.MICROSOFT.CONCAT([.AA31];[.Z31];[.Y31]; [.X31]);1);     BIN2HEX(COM.MICROSOFT.CONCAT([.W31];[.V31];[.U31]; [.T31]);1);     BIN2HEX(COM.MICROSOFT.CONCAT([.S31];[.R31];[.Q31]; [.P31]);1);     BIN2HEX(COM.MICROSOFT.CONCAT([.O31];[.N31]; [.M31]; [.L31]);1);     BIN2HEX(COM.MICROSOFT.CONCAT([.K31];[.J31];[.C31];[.D31]);1);     BIN2HEX(COM.MICROSOFT.CONCAT([.E31];[.F31];[.G31];[.H31]);1) )" office:value-type="string" office:string-value="0200001E" calcext:value-type="string">
            <text:p>0200001E</text:p>
          </table:table-cell>
          <table:table-cell table:number-columns-repeated="989"/>
        </table:table-row>
        <table:table-row table:style-name="ro2">
          <table:table-cell table:style-name="ce2" table:formula="of:=[.A31]+1" office:value-type="float" office:value="30" calcext:value-type="float">
            <text:p>30</text:p>
          </table:table-cell>
          <table:table-cell table:style-name="ce4" office:value-type="string" calcext:value-type="string">
            <text:p>br1</text:p>
          </table:table-cell>
          <table:table-cell table:style-name="ce12" office:value-type="float" office:value="0" calcext:value-type="float">
            <text:p>0</text:p>
          </table:table-cell>
          <table:table-cell table:number-columns-repeated="5" table:style-name="ce12" office:value-type="float" office:value="1" calcext:value-type="float">
            <text:p>1</text:p>
          </table:table-cell>
          <table:table-cell table:style-name="ce19" table:formula="of:=BIN2DEC(COM.MICROSOFT.CONCAT([.C32:.H32]))" office:value-type="float" office:value="31" calcext:value-type="float">
            <text:p>31</text:p>
          </table:table-cell>
          <table:table-cell table:number-columns-repeated="3" table:style-name="ce13" office:value-type="float" office:value="0" calcext:value-type="float">
            <text:p>0</text:p>
          </table:table-cell>
          <table:table-cell table:style-name="ce21" office:value-type="float" office:value="0" calcext:value-type="float">
            <text:p>0</text:p>
          </table:table-cell>
          <table:table-cell table:style-name="ce28" office:value-type="float" office:value="1" calcext:value-type="float">
            <text:p>1</text:p>
          </table:table-cell>
          <table:table-cell table:number-columns-repeated="4" table:style-name="ce13" office:value-type="float" office:value="0" calcext:value-type="float">
            <text:p>0</text:p>
          </table:table-cell>
          <table:table-cell table:style-name="ce28" office:value-type="float" office:value="1" calcext:value-type="float">
            <text:p>1</text:p>
          </table:table-cell>
          <table:table-cell table:number-columns-repeated="8" table:style-name="ce13" office:value-type="float" office:value="0" calcext:value-type="float">
            <text:p>0</text:p>
          </table:table-cell>
          <table:table-cell table:number-columns-repeated="2"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32]; [.AG32]; [.AF32]);1);       BIN2HEX(COM.MICROSOFT.CONCAT([.AE32]; [.AD32]; [.AC32]; [.AB32]);1);     BIN2HEX(COM.MICROSOFT.CONCAT([.AA32];[.Z32];[.Y32]; [.X32]);1);     BIN2HEX(COM.MICROSOFT.CONCAT([.W32];[.V32];[.U32]; [.T32]);1);     BIN2HEX(COM.MICROSOFT.CONCAT([.S32];[.R32];[.Q32]; [.P32]);1);     BIN2HEX(COM.MICROSOFT.CONCAT([.O32];[.N32]; [.M32]; [.L32]);1);     BIN2HEX(COM.MICROSOFT.CONCAT([.K32];[.J32];[.C32];[.D32]);1);     BIN2HEX(COM.MICROSOFT.CONCAT([.E32];[.F32];[.G32];[.H32]);1) )" office:value-type="string" office:string-value="0000841F" calcext:value-type="string">
            <text:p>0000841F</text:p>
          </table:table-cell>
          <table:table-cell table:number-columns-repeated="989"/>
        </table:table-row>
        <table:table-row table:style-name="ro2">
          <table:table-cell table:style-name="ce2" table:formula="of:=[.A32]+1" office:value-type="float" office:value="31" calcext:value-type="float">
            <text:p>31</text:p>
          </table:table-cell>
          <table:table-cell table:style-name="ce4" office:value-type="string" calcext:value-type="string">
            <text:p>br2</text:p>
          </table:table-cell>
          <table:table-cell table:style-name="ce12" office:value-type="float" office:value="1" calcext:value-type="float">
            <text:p>1</text:p>
          </table:table-cell>
          <table:table-cell table:number-columns-repeated="5" table:style-name="ce12" office:value-type="float" office:value="0" calcext:value-type="float">
            <text:p>0</text:p>
          </table:table-cell>
          <table:table-cell table:style-name="ce19" table:formula="of:=BIN2DEC(COM.MICROSOFT.CONCAT([.C33:.H33]))" office:value-type="float" office:value="32" calcext:value-type="float">
            <text:p>32</text:p>
          </table:table-cell>
          <table:table-cell table:number-columns-repeated="3" table:style-name="ce13" office:value-type="float" office:value="0" calcext:value-type="float">
            <text:p>0</text:p>
          </table:table-cell>
          <table:table-cell table:style-name="ce21" office:value-type="float" office:value="0" calcext:value-type="float">
            <text:p>0</text:p>
          </table:table-cell>
          <table:table-cell table:style-name="ce13" office:value-type="float" office:value="0" calcext:value-type="float">
            <text:p>0</text:p>
          </table:table-cell>
          <table:table-cell table:style-name="ce28" office:value-type="float" office:value="1" calcext:value-type="float">
            <text:p>1</text:p>
          </table:table-cell>
          <table:table-cell table:number-columns-repeated="4" table:style-name="ce13" office:value-type="float" office:value="0" calcext:value-type="float">
            <text:p>0</text:p>
          </table:table-cell>
          <table:table-cell table:style-name="ce28" office:value-type="float" office:value="1" calcext:value-type="float">
            <text:p>1</text:p>
          </table:table-cell>
          <table:table-cell table:number-columns-repeated="7" table:style-name="ce13" office:value-type="float" office:value="0" calcext:value-type="float">
            <text:p>0</text:p>
          </table:table-cell>
          <table:table-cell table:number-columns-repeated="2"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33]; [.AG33]; [.AF33]);1);       BIN2HEX(COM.MICROSOFT.CONCAT([.AE33]; [.AD33]; [.AC33]; [.AB33]);1);     BIN2HEX(COM.MICROSOFT.CONCAT([.AA33];[.Z33];[.Y33]; [.X33]);1);     BIN2HEX(COM.MICROSOFT.CONCAT([.W33];[.V33];[.U33]; [.T33]);1);     BIN2HEX(COM.MICROSOFT.CONCAT([.S33];[.R33];[.Q33]; [.P33]);1);     BIN2HEX(COM.MICROSOFT.CONCAT([.O33];[.N33]; [.M33]; [.L33]);1);     BIN2HEX(COM.MICROSOFT.CONCAT([.K33];[.J33];[.C33];[.D33]);1);     BIN2HEX(COM.MICROSOFT.CONCAT([.E33];[.F33];[.G33];[.H33]);1) )" office:value-type="string" office:string-value="00010820" calcext:value-type="string">
            <text:p>00010820</text:p>
          </table:table-cell>
          <table:table-cell table:number-columns-repeated="989"/>
        </table:table-row>
        <table:table-row table:style-name="ro2">
          <table:table-cell table:style-name="ce2" table:formula="of:=[.A33]+1" office:value-type="float" office:value="32" calcext:value-type="float">
            <text:p>32</text:p>
          </table:table-cell>
          <table:table-cell table:style-name="ce4" office:value-type="string" calcext:value-type="string">
            <text:p>br3</text:p>
          </table:table-cell>
          <table:table-cell table:number-columns-repeated="6" table:style-name="ce13" office:value-type="float" office:value="0" calcext:value-type="float">
            <text:p>0</text:p>
          </table:table-cell>
          <table:table-cell table:style-name="ce19" table:formula="of:=BIN2DEC(COM.MICROSOFT.CONCAT([.C34:.H34]))" office:value-type="float" office:value="0" calcext:value-type="float">
            <text:p>0</text:p>
          </table:table-cell>
          <table:table-cell table:number-columns-repeated="2" table:style-name="ce13" office:value-type="float" office:value="0" calcext:value-type="float">
            <text:p>0</text:p>
          </table:table-cell>
          <table:table-cell table:style-name="ce28" office:value-type="float" office:value="1" calcext:value-type="float">
            <text:p>1</text:p>
          </table:table-cell>
          <table:table-cell table:style-name="ce21" office:value-type="float" office:value="0" calcext:value-type="float">
            <text:p>0</text:p>
          </table:table-cell>
          <table:table-cell table:number-columns-repeated="2" table:style-name="ce13" office:value-type="float" office:value="0" calcext:value-type="float">
            <text:p>0</text:p>
          </table:table-cell>
          <table:table-cell table:style-name="ce28" office:value-type="float" office:value="1" calcext:value-type="float">
            <text:p>1</text:p>
          </table:table-cell>
          <table:table-cell table:number-columns-repeated="11" table:style-name="ce13" office:value-type="float" office:value="0" calcext:value-type="float">
            <text:p>0</text:p>
          </table:table-cell>
          <table:table-cell table:number-columns-repeated="2" table:style-name="ce21"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34]; [.AG34]; [.AF34]);1);       BIN2HEX(COM.MICROSOFT.CONCAT([.AE34]; [.AD34]; [.AC34]; [.AB34]);1);     BIN2HEX(COM.MICROSOFT.CONCAT([.AA34];[.Z34];[.Y34]; [.X34]);1);     BIN2HEX(COM.MICROSOFT.CONCAT([.W34];[.V34];[.U34]; [.T34]);1);     BIN2HEX(COM.MICROSOFT.CONCAT([.S34];[.R34];[.Q34]; [.P34]);1);     BIN2HEX(COM.MICROSOFT.CONCAT([.O34];[.N34]; [.M34]; [.L34]);1);     BIN2HEX(COM.MICROSOFT.CONCAT([.K34];[.J34];[.C34];[.D34]);1);     BIN2HEX(COM.MICROSOFT.CONCAT([.E34];[.F34];[.G34];[.H34]);1) )" office:value-type="string" office:string-value="00001100" calcext:value-type="string">
            <text:p>00001100</text:p>
          </table:table-cell>
          <table:table-cell table:number-columns-repeated="989"/>
        </table:table-row>
        <table:table-row table:style-name="ro2">
          <table:table-cell table:style-name="ce2" table:formula="of:=[.A34]+1" office:value-type="float" office:value="33" calcext:value-type="float">
            <text:p>33</text:p>
          </table:table-cell>
          <table:table-cell table:style-name="ce4" office:value-type="string" calcext:value-type="string">
            <text:p>or1/xor1</text:p>
          </table:table-cell>
          <table:table-cell table:style-name="ce12" office:value-type="float" office:value="1" calcext:value-type="float">
            <text:p>1</text:p>
          </table:table-cell>
          <table:table-cell table:number-columns-repeated="3"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table:formula="of:=BIN2DEC(COM.MICROSOFT.CONCAT([.C35:.H35]))" office:value-type="float" office:value="34" calcext:value-type="float">
            <text:p>34</text:p>
          </table:table-cell>
          <table:table-cell table:style-name="ce24" office:value-type="float" office:value="1" calcext:value-type="float">
            <text:p>1</text:p>
          </table:table-cell>
          <table:table-cell table:number-columns-repeated="8" table:style-name="ce24" office:value-type="float" office:value="0" calcext:value-type="float">
            <text:p>0</text:p>
          </table:table-cell>
          <table:table-cell table:style-name="ce24" office:value-type="float" office:value="1" calcext:value-type="float">
            <text:p>1</text:p>
          </table:table-cell>
          <table:table-cell table:number-columns-repeated="4" table:style-name="ce24" office:value-type="float" office:value="0" calcext:value-type="float">
            <text:p>0</text:p>
          </table:table-cell>
          <table:table-cell table:style-name="ce24" office:value-type="float" office:value="1" calcext:value-type="float">
            <text:p>1</text:p>
          </table:table-cell>
          <table:table-cell table:number-columns-repeated="5"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35]; [.AG35]; [.AF35]);1);       BIN2HEX(COM.MICROSOFT.CONCAT([.AE35]; [.AD35]; [.AC35]; [.AB35]);1);     BIN2HEX(COM.MICROSOFT.CONCAT([.AA35];[.Z35];[.Y35]; [.X35]);1);     BIN2HEX(COM.MICROSOFT.CONCAT([.W35];[.V35];[.U35]; [.T35]);1);     BIN2HEX(COM.MICROSOFT.CONCAT([.S35];[.R35];[.Q35]; [.P35]);1);     BIN2HEX(COM.MICROSOFT.CONCAT([.O35];[.N35]; [.M35]; [.L35]);1);     BIN2HEX(COM.MICROSOFT.CONCAT([.K35];[.J35];[.C35];[.D35]);1);     BIN2HEX(COM.MICROSOFT.CONCAT([.E35];[.F35];[.G35];[.H35]);1) )" office:value-type="string" office:string-value="00108062" calcext:value-type="string">
            <text:p>00108062</text:p>
          </table:table-cell>
          <table:table-cell table:number-columns-repeated="989"/>
        </table:table-row>
        <table:table-row table:style-name="ro2">
          <table:table-cell table:style-name="ce2" table:formula="of:=[.A35]+1" office:value-type="float" office:value="34" calcext:value-type="float">
            <text:p>34</text:p>
          </table:table-cell>
          <table:table-cell table:style-name="ce4" office:value-type="string" calcext:value-type="string">
            <text:p>or2/xor2</text:p>
          </table:table-cell>
          <table:table-cell table:style-name="ce12" office:value-type="float" office:value="1" calcext:value-type="float">
            <text:p>1</text:p>
          </table:table-cell>
          <table:table-cell table:number-columns-repeated="3" table:style-name="ce12" office:value-type="float" office:value="0" calcext:value-type="float">
            <text:p>0</text:p>
          </table:table-cell>
          <table:table-cell table:number-columns-repeated="2" table:style-name="ce12" office:value-type="float" office:value="1" calcext:value-type="float">
            <text:p>1</text:p>
          </table:table-cell>
          <table:table-cell table:style-name="ce19" table:formula="of:=BIN2DEC(COM.MICROSOFT.CONCAT([.C36:.H36]))" office:value-type="float" office:value="35" calcext:value-type="float">
            <text:p>35</text:p>
          </table:table-cell>
          <table:table-cell table:style-name="ce24" office:value-type="float" office:value="1" calcext:value-type="float">
            <text:p>1</text:p>
          </table:table-cell>
          <table:table-cell table:number-columns-repeated="9" table:style-name="ce24" office:value-type="float" office:value="0" calcext:value-type="float">
            <text:p>0</text:p>
          </table:table-cell>
          <table:table-cell table:style-name="ce24" office:value-type="float" office:value="1" calcext:value-type="float">
            <text:p>1</text:p>
          </table:table-cell>
          <table:table-cell table:number-columns-repeated="4" table:style-name="ce24" office:value-type="float" office:value="0" calcext:value-type="float">
            <text:p>0</text:p>
          </table:table-cell>
          <table:table-cell table:style-name="ce24" office:value-type="float" office:value="1" calcext:value-type="float">
            <text:p>1</text:p>
          </table:table-cell>
          <table:table-cell table:number-columns-repeated="4"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36]; [.AG36]; [.AF36]);1);       BIN2HEX(COM.MICROSOFT.CONCAT([.AE36]; [.AD36]; [.AC36]; [.AB36]);1);     BIN2HEX(COM.MICROSOFT.CONCAT([.AA36];[.Z36];[.Y36]; [.X36]);1);     BIN2HEX(COM.MICROSOFT.CONCAT([.W36];[.V36];[.U36]; [.T36]);1);     BIN2HEX(COM.MICROSOFT.CONCAT([.S36];[.R36];[.Q36]; [.P36]);1);     BIN2HEX(COM.MICROSOFT.CONCAT([.O36];[.N36]; [.M36]; [.L36]);1);     BIN2HEX(COM.MICROSOFT.CONCAT([.K36];[.J36];[.C36];[.D36]);1);     BIN2HEX(COM.MICROSOFT.CONCAT([.E36];[.F36];[.G36];[.H36]);1) )" office:value-type="string" office:string-value="00210063" calcext:value-type="string">
            <text:p>00210063</text:p>
          </table:table-cell>
          <table:table-cell table:number-columns-repeated="989"/>
        </table:table-row>
        <table:table-row table:style-name="ro2">
          <table:table-cell table:style-name="ce2" table:formula="of:=[.A36]+1" office:value-type="float" office:value="35" calcext:value-type="float">
            <text:p>35</text:p>
          </table:table-cell>
          <table:table-cell table:style-name="ce4" office:value-type="string" calcext:value-type="string">
            <text:p>or3/xor3</text:p>
          </table:table-cell>
          <table:table-cell table:number-columns-repeated="6" table:style-name="ce12" office:value-type="float" office:value="0" calcext:value-type="float">
            <text:p>0</text:p>
          </table:table-cell>
          <table:table-cell table:style-name="ce19" table:formula="of:=BIN2DEC(COM.MICROSOFT.CONCAT([.C37:.H37]))" office:value-type="float" office:value="0" calcext:value-type="float">
            <text:p>0</text:p>
          </table:table-cell>
          <table:table-cell table:number-columns-repeated="3" table:style-name="ce24" office:value-type="float" office:value="0" calcext:value-type="float">
            <text:p>0</text:p>
          </table:table-cell>
          <table:table-cell table:style-name="ce24" office:value-type="float" office:value="1" calcext:value-type="float">
            <text:p>1</text:p>
          </table:table-cell>
          <table:table-cell table:number-columns-repeated="8" table:style-name="ce24" office:value-type="float" office:value="0" calcext:value-type="float">
            <text:p>0</text:p>
          </table:table-cell>
          <table:table-cell table:style-name="ce24" office:value-type="float" office:value="1" calcext:value-type="float">
            <text:p>1</text:p>
          </table:table-cell>
          <table:table-cell table:number-columns-repeated="7"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37]; [.AG37]; [.AF37]);1);       BIN2HEX(COM.MICROSOFT.CONCAT([.AE37]; [.AD37]; [.AC37]; [.AB37]);1);     BIN2HEX(COM.MICROSOFT.CONCAT([.AA37];[.Z37];[.Y37]; [.X37]);1);     BIN2HEX(COM.MICROSOFT.CONCAT([.W37];[.V37];[.U37]; [.T37]);1);     BIN2HEX(COM.MICROSOFT.CONCAT([.S37];[.R37];[.Q37]; [.P37]);1);     BIN2HEX(COM.MICROSOFT.CONCAT([.O37];[.N37]; [.M37]; [.L37]);1);     BIN2HEX(COM.MICROSOFT.CONCAT([.K37];[.J37];[.C37];[.D37]);1);     BIN2HEX(COM.MICROSOFT.CONCAT([.E37];[.F37];[.G37];[.H37]);1) )" office:value-type="string" office:string-value="00040200" calcext:value-type="string">
            <text:p>00040200</text:p>
          </table:table-cell>
          <table:table-cell table:number-columns-repeated="989"/>
        </table:table-row>
        <table:table-row table:style-name="ro2">
          <table:table-cell table:style-name="ce2" table:formula="of:=[.A37]+1" office:value-type="float" office:value="36" calcext:value-type="float">
            <text:p>36</text:p>
          </table:table-cell>
          <table:table-cell table:style-name="ce4" office:value-type="string" calcext:value-type="string">
            <text:p>int1</text:p>
          </table:table-cell>
          <table:table-cell table:style-name="ce12" office:value-type="float" office:value="1" calcext:value-type="float">
            <text:p>1</text:p>
          </table:table-cell>
          <table:table-cell table:number-columns-repeated="2"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table:formula="of:=BIN2DEC(COM.MICROSOFT.CONCAT([.C38:.H38]))" office:value-type="float" office:value="37" calcext:value-type="float">
            <text:p>37</text:p>
          </table:table-cell>
          <table:table-cell table:number-columns-repeated="3" table:style-name="ce24" office:value-type="float" office:value="0" calcext:value-type="float">
            <text:p>0</text:p>
          </table:table-cell>
          <table:table-cell table:style-name="ce30" office:value-type="float" office:value="0" calcext:value-type="float">
            <text:p>0</text:p>
          </table:table-cell>
          <table:table-cell table:style-name="ce24" office:value-type="float" office:value="1" calcext:value-type="float">
            <text:p>1</text:p>
          </table:table-cell>
          <table:table-cell table:number-columns-repeated="7"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style-name="ce24" office:value-type="float" office:value="1" calcext:value-type="float">
            <text:p>1</text:p>
          </table:table-cell>
          <table:table-cell table:number-columns-repeated="4" table:style-name="ce24" office:value-type="float" office:value="0" calcext:value-type="float">
            <text:p>0</text:p>
          </table:table-cell>
          <table:table-cell table:style-name="ce50" office:value-type="float" office:value="1" calcext:value-type="float">
            <text:p>1</text:p>
          </table:table-cell>
          <table:table-cell table:style-name="ce50" office:value-type="float" office:value="0" calcext:value-type="float">
            <text:p>0</text:p>
          </table:table-cell>
          <table:table-cell table:style-name="ce50" office:value-type="float" office:value="1" calcext:value-type="float">
            <text:p>1</text:p>
          </table:table-cell>
          <table:table-cell table:number-columns-repeated="2" table:style-name="ce50" office:value-type="float" office:value="0" calcext:value-type="float">
            <text:p>0</text:p>
          </table:table-cell>
          <table:table-cell table:style-name="ce52" table:formula="of:=COM.MICROSOFT.CONCAT(     BIN2HEX(COM.MICROSOFT.CONCAT([.AH38]; [.AG38]; [.AF38]);1);       BIN2HEX(COM.MICROSOFT.CONCAT([.AE38]; [.AD38]; [.AC38]; [.AB38]);1);     BIN2HEX(COM.MICROSOFT.CONCAT([.AA38];[.Z38];[.Y38]; [.X38]);1);     BIN2HEX(COM.MICROSOFT.CONCAT([.W38];[.V38];[.U38]; [.T38]);1);     BIN2HEX(COM.MICROSOFT.CONCAT([.S38];[.R38];[.Q38]; [.P38]);1);     BIN2HEX(COM.MICROSOFT.CONCAT([.O38];[.N38]; [.M38]; [.L38]);1);     BIN2HEX(COM.MICROSOFT.CONCAT([.K38];[.J38];[.C38];[.D38]);1);     BIN2HEX(COM.MICROSOFT.CONCAT([.E38];[.F38];[.G38];[.H38]);1) )" office:value-type="string" office:string-value="14340425" calcext:value-type="string">
            <text:p>14340425</text:p>
          </table:table-cell>
          <table:table-cell table:number-columns-repeated="989"/>
        </table:table-row>
        <table:table-row table:style-name="ro2">
          <table:table-cell table:style-name="ce2" table:formula="of:=[.A38]+1" office:value-type="float" office:value="37" calcext:value-type="float">
            <text:p>37</text:p>
          </table:table-cell>
          <table:table-cell table:style-name="ce4" office:value-type="string" calcext:value-type="string">
            <text:p>int2</text:p>
          </table:table-cell>
          <table:table-cell table:style-name="ce12" office:value-type="float" office:value="1" calcext:value-type="float">
            <text:p>1</text:p>
          </table:table-cell>
          <table:table-cell table:number-columns-repeated="2" table:style-name="ce12" office:value-type="float" office:value="0" calcext:value-type="float">
            <text:p>0</text:p>
          </table:table-cell>
          <table:table-cell table:number-columns-repeated="2" table:style-name="ce12" office:value-type="float" office:value="1" calcext:value-type="float">
            <text:p>1</text:p>
          </table:table-cell>
          <table:table-cell table:style-name="ce12" office:value-type="float" office:value="0" calcext:value-type="float">
            <text:p>0</text:p>
          </table:table-cell>
          <table:table-cell table:style-name="ce19" table:formula="of:=BIN2DEC(COM.MICROSOFT.CONCAT([.C39:.H39]))" office:value-type="float" office:value="38" calcext:value-type="float">
            <text:p>38</text:p>
          </table:table-cell>
          <table:table-cell table:number-columns-repeated="3" table:style-name="ce24" office:value-type="float" office:value="0" calcext:value-type="float">
            <text:p>0</text:p>
          </table:table-cell>
          <table:table-cell table:style-name="ce30" office:value-type="float" office:value="0" calcext:value-type="float">
            <text:p>0</text:p>
          </table:table-cell>
          <table:table-cell table:number-columns-repeated="4" table:style-name="ce24" office:value-type="float" office:value="0" calcext:value-type="float">
            <text:p>0</text:p>
          </table:table-cell>
          <table:table-cell table:style-name="ce24" office:value-type="float" office:value="1" calcext:value-type="float">
            <text:p>1</text:p>
          </table:table-cell>
          <table:table-cell table:number-columns-repeated="11" table:style-name="ce24" office:value-type="float" office:value="0" calcext:value-type="float">
            <text:p>0</text:p>
          </table:table-cell>
          <table:table-cell table:number-columns-repeated="3" table:style-name="ce50" office:value-type="float" office:value="0" calcext:value-type="float">
            <text:p>0</text:p>
          </table:table-cell>
          <table:table-cell table:style-name="ce50" office:value-type="float" office:value="1" calcext:value-type="float">
            <text:p>1</text:p>
          </table:table-cell>
          <table:table-cell table:style-name="ce50" office:value-type="float" office:value="0" calcext:value-type="float">
            <text:p>0</text:p>
          </table:table-cell>
          <table:table-cell table:style-name="ce52" table:formula="of:=COM.MICROSOFT.CONCAT(     BIN2HEX(COM.MICROSOFT.CONCAT([.AH39]; [.AG39]; [.AF39]);1);       BIN2HEX(COM.MICROSOFT.CONCAT([.AE39]; [.AD39]; [.AC39]; [.AB39]);1);     BIN2HEX(COM.MICROSOFT.CONCAT([.AA39];[.Z39];[.Y39]; [.X39]);1);     BIN2HEX(COM.MICROSOFT.CONCAT([.W39];[.V39];[.U39]; [.T39]);1);     BIN2HEX(COM.MICROSOFT.CONCAT([.S39];[.R39];[.Q39]; [.P39]);1);     BIN2HEX(COM.MICROSOFT.CONCAT([.O39];[.N39]; [.M39]; [.L39]);1);     BIN2HEX(COM.MICROSOFT.CONCAT([.K39];[.J39];[.C39];[.D39]);1);     BIN2HEX(COM.MICROSOFT.CONCAT([.E39];[.F39];[.G39];[.H39]);1) )" office:value-type="string" office:string-value="20004026" calcext:value-type="string">
            <text:p>20004026</text:p>
          </table:table-cell>
          <table:table-cell table:style-name="ce2" office:value-type="string" calcext:value-type="string">
            <text:p><text:s/></text:p>
          </table:table-cell>
          <table:table-cell table:number-columns-repeated="988"/>
        </table:table-row>
        <table:table-row table:style-name="ro2">
          <table:table-cell table:style-name="ce2" table:formula="of:=[.A39]+1" office:value-type="float" office:value="38" calcext:value-type="float">
            <text:p>38</text:p>
          </table:table-cell>
          <table:table-cell table:style-name="ce4" office:value-type="string" calcext:value-type="string">
            <text:p>int3</text:p>
          </table:table-cell>
          <table:table-cell table:number-columns-repeated="6" table:style-name="ce12" office:value-type="float" office:value="0" calcext:value-type="float">
            <text:p>0</text:p>
          </table:table-cell>
          <table:table-cell table:style-name="ce19" table:formula="of:=BIN2DEC(COM.MICROSOFT.CONCAT([.C40:.H40]))"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30"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13"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40]; [.AG40]; [.AF40]);1);       BIN2HEX(COM.MICROSOFT.CONCAT([.AE40]; [.AD40]; [.AC40]; [.AB40]);1);     BIN2HEX(COM.MICROSOFT.CONCAT([.AA40];[.Z40];[.Y40]; [.X40]);1);     BIN2HEX(COM.MICROSOFT.CONCAT([.W40];[.V40];[.U40]; [.T40]);1);     BIN2HEX(COM.MICROSOFT.CONCAT([.S40];[.R40];[.Q40]; [.P40]);1);     BIN2HEX(COM.MICROSOFT.CONCAT([.O40];[.N40]; [.M40]; [.L40]);1);     BIN2HEX(COM.MICROSOFT.CONCAT([.K40];[.J40];[.C40];[.D40]);1);     BIN2HEX(COM.MICROSOFT.CONCAT([.E40];[.F40];[.G40];[.H40]);1) )" office:value-type="string" office:string-value="00001080" calcext:value-type="string">
            <text:p>00001080</text:p>
          </table:table-cell>
          <table:table-cell table:number-columns-repeated="989"/>
        </table:table-row>
        <table:table-row table:style-name="ro2">
          <table:table-cell table:style-name="ce2" table:formula="of:=[.A40]+1" office:value-type="float" office:value="39" calcext:value-type="float">
            <text:p>39</text:p>
          </table:table-cell>
          <table:table-cell table:style-name="ce4" office:value-type="string" calcext:value-type="string">
            <text:p>ei1</text:p>
          </table:table-cell>
          <table:table-cell table:number-columns-repeated="6" table:style-name="ce12" office:value-type="float" office:value="0" calcext:value-type="float">
            <text:p>0</text:p>
          </table:table-cell>
          <table:table-cell table:style-name="ce19" table:formula="of:=BIN2DEC(COM.MICROSOFT.CONCAT([.C41:.H41]))" office:value-type="float" office:value="0" calcext:value-type="float">
            <text:p>0</text:p>
          </table:table-cell>
          <table:table-cell table:number-columns-repeated="3" table:style-name="ce24" office:value-type="float" office:value="0" calcext:value-type="float">
            <text:p>0</text:p>
          </table:table-cell>
          <table:table-cell table:style-name="ce30" office:value-type="float" office:value="0" calcext:value-type="float">
            <text:p>0</text:p>
          </table:table-cell>
          <table:table-cell table:number-columns-repeated="16" table:style-name="ce24" office:value-type="float" office:value="0" calcext:value-type="float">
            <text:p>0</text:p>
          </table:table-cell>
          <table:table-cell table:number-columns-repeated="2" table:style-name="ce50" office:value-type="float" office:value="1" calcext:value-type="float">
            <text:p>1</text:p>
          </table:table-cell>
          <table:table-cell table:number-columns-repeated="3" table:style-name="ce50" office:value-type="float" office:value="0" calcext:value-type="float">
            <text:p>0</text:p>
          </table:table-cell>
          <table:table-cell table:style-name="ce52" table:formula="of:=COM.MICROSOFT.CONCAT(     BIN2HEX(COM.MICROSOFT.CONCAT([.AH41]; [.AG41]; [.AF41]);1);       BIN2HEX(COM.MICROSOFT.CONCAT([.AE41]; [.AD41]; [.AC41]; [.AB41]);1);     BIN2HEX(COM.MICROSOFT.CONCAT([.AA41];[.Z41];[.Y41]; [.X41]);1);     BIN2HEX(COM.MICROSOFT.CONCAT([.W41];[.V41];[.U41]; [.T41]);1);     BIN2HEX(COM.MICROSOFT.CONCAT([.S41];[.R41];[.Q41]; [.P41]);1);     BIN2HEX(COM.MICROSOFT.CONCAT([.O41];[.N41]; [.M41]; [.L41]);1);     BIN2HEX(COM.MICROSOFT.CONCAT([.K41];[.J41];[.C41];[.D41]);1);     BIN2HEX(COM.MICROSOFT.CONCAT([.E41];[.F41];[.G41];[.H41]);1) )" office:value-type="string" office:string-value="0C000000" calcext:value-type="string">
            <text:p>0C000000</text:p>
          </table:table-cell>
          <table:table-cell table:number-columns-repeated="989"/>
        </table:table-row>
        <table:table-row table:style-name="ro2">
          <table:table-cell table:style-name="ce2" table:formula="of:=[.A41]+1" office:value-type="float" office:value="40" calcext:value-type="float">
            <text:p>40</text:p>
          </table:table-cell>
          <table:table-cell table:style-name="ce4" office:value-type="string" calcext:value-type="string">
            <text:p>di1</text:p>
          </table:table-cell>
          <table:table-cell table:number-columns-repeated="6" table:style-name="ce12" office:value-type="float" office:value="0" calcext:value-type="float">
            <text:p>0</text:p>
          </table:table-cell>
          <table:table-cell table:style-name="ce19" table:formula="of:=BIN2DEC(COM.MICROSOFT.CONCAT([.C42:.H42]))" office:value-type="float" office:value="0" calcext:value-type="float">
            <text:p>0</text:p>
          </table:table-cell>
          <table:table-cell table:number-columns-repeated="20" table:style-name="ce24" office:value-type="float" office:value="0" calcext:value-type="float">
            <text:p>0</text:p>
          </table:table-cell>
          <table:table-cell table:style-name="ce50" office:value-type="float" office:value="1" calcext:value-type="float">
            <text:p>1</text:p>
          </table:table-cell>
          <table:table-cell table:number-columns-repeated="4" table:style-name="ce50" office:value-type="float" office:value="0" calcext:value-type="float">
            <text:p>0</text:p>
          </table:table-cell>
          <table:table-cell table:style-name="ce52" table:formula="of:=COM.MICROSOFT.CONCAT(     BIN2HEX(COM.MICROSOFT.CONCAT([.AH42]; [.AG42]; [.AF42]);1);       BIN2HEX(COM.MICROSOFT.CONCAT([.AE42]; [.AD42]; [.AC42]; [.AB42]);1);     BIN2HEX(COM.MICROSOFT.CONCAT([.AA42];[.Z42];[.Y42]; [.X42]);1);     BIN2HEX(COM.MICROSOFT.CONCAT([.W42];[.V42];[.U42]; [.T42]);1);     BIN2HEX(COM.MICROSOFT.CONCAT([.S42];[.R42];[.Q42]; [.P42]);1);     BIN2HEX(COM.MICROSOFT.CONCAT([.O42];[.N42]; [.M42]; [.L42]);1);     BIN2HEX(COM.MICROSOFT.CONCAT([.K42];[.J42];[.C42];[.D42]);1);     BIN2HEX(COM.MICROSOFT.CONCAT([.E42];[.F42];[.G42];[.H42]);1) )" office:value-type="string" office:string-value="04000000" calcext:value-type="string">
            <text:p>04000000</text:p>
          </table:table-cell>
          <table:table-cell table:number-columns-repeated="989"/>
        </table:table-row>
        <table:table-row table:style-name="ro2">
          <table:table-cell table:style-name="ce2" table:formula="of:=[.A42]+1" office:value-type="float" office:value="41" calcext:value-type="float">
            <text:p>41</text:p>
          </table:table-cell>
          <table:table-cell table:style-name="ce4" office:value-type="string" calcext:value-type="string">
            <text:p>reti1</text:p>
          </table:table-cell>
          <table:table-cell table:number-columns-repeated="6" table:style-name="ce12" office:value-type="float" office:value="0" calcext:value-type="float">
            <text:p>0</text:p>
          </table:table-cell>
          <table:table-cell table:style-name="ce19" table:formula="of:=BIN2DEC(COM.MICROSOFT.CONCAT([.C43:.H43]))" office:value-type="float" office:value="0" calcext:value-type="float">
            <text:p>0</text:p>
          </table:table-cell>
          <table:table-cell table:style-name="ce24" office:value-type="float" office:value="1" calcext:value-type="float">
            <text:p>1</text:p>
          </table:table-cell>
          <table:table-cell table:number-columns-repeated="5" table:style-name="ce24" office:value-type="float" office:value="0" calcext:value-type="float">
            <text:p>0</text:p>
          </table:table-cell>
          <table:table-cell table:style-name="ce24" office:value-type="float" office:value="1" calcext:value-type="float">
            <text:p>1</text:p>
          </table:table-cell>
          <table:table-cell table:number-columns-repeated="7" table:style-name="ce24" office:value-type="float" office:value="0" calcext:value-type="float">
            <text:p>0</text:p>
          </table:table-cell>
          <table:table-cell table:number-columns-repeated="2" table:style-name="ce24" office:value-type="float" office:value="1" calcext:value-type="float">
            <text:p>1</text:p>
          </table:table-cell>
          <table:table-cell table:number-columns-repeated="4" table:style-name="ce24" office:value-type="float" office:value="0" calcext:value-type="float">
            <text:p>0</text:p>
          </table:table-cell>
          <table:table-cell table:number-columns-repeated="2" table:style-name="ce50" office:value-type="float" office:value="1" calcext:value-type="float">
            <text:p>1</text:p>
          </table:table-cell>
          <table:table-cell table:number-columns-repeated="3" table:style-name="ce50" office:value-type="float" office:value="0" calcext:value-type="float">
            <text:p>0</text:p>
          </table:table-cell>
          <table:table-cell table:style-name="ce52" table:formula="of:=COM.MICROSOFT.CONCAT(     BIN2HEX(COM.MICROSOFT.CONCAT([.AH43]; [.AG43]; [.AF43]);1);       BIN2HEX(COM.MICROSOFT.CONCAT([.AE43]; [.AD43]; [.AC43]; [.AB43]);1);     BIN2HEX(COM.MICROSOFT.CONCAT([.AA43];[.Z43];[.Y43]; [.X43]);1);     BIN2HEX(COM.MICROSOFT.CONCAT([.W43];[.V43];[.U43]; [.T43]);1);     BIN2HEX(COM.MICROSOFT.CONCAT([.S43];[.R43];[.Q43]; [.P43]);1);     BIN2HEX(COM.MICROSOFT.CONCAT([.O43];[.N43]; [.M43]; [.L43]);1);     BIN2HEX(COM.MICROSOFT.CONCAT([.K43];[.J43];[.C43];[.D43]);1);     BIN2HEX(COM.MICROSOFT.CONCAT([.E43];[.F43];[.G43];[.H43]);1) )" office:value-type="string" office:string-value="0C301040" calcext:value-type="string">
            <text:p>0C301040</text:p>
          </table:table-cell>
          <table:table-cell table:number-columns-repeated="989"/>
        </table:table-row>
        <table:table-row table:style-name="ro2">
          <table:table-cell table:style-name="ce2" table:formula="of:=[.A43]+1" office:value-type="float" office:value="42" calcext:value-type="float">
            <text:p>42</text:p>
          </table:table-cell>
          <table:table-cell table:style-name="ce4" office:value-type="string" calcext:value-type="string">
            <text:p>in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number-columns-repeated="2" table:style-name="ce12" office:value-type="float" office:value="1" calcext:value-type="float">
            <text:p>1</text:p>
          </table:table-cell>
          <table:table-cell table:style-name="ce19" table:formula="of:=BIN2DEC(COM.MICROSOFT.CONCAT([.C44:.H44]))" office:value-type="float" office:value="43" calcext:value-type="float">
            <text:p>43</text:p>
          </table:table-cell>
          <table:table-cell table:number-columns-repeated="3" table:style-name="ce24" office:value-type="float" office:value="0" calcext:value-type="float">
            <text:p>0</text:p>
          </table:table-cell>
          <table:table-cell table:style-name="ce30"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number-columns-repeated="14" table:style-name="ce24" office:value-type="float" office:value="0" calcext:value-type="float">
            <text:p>0</text:p>
          </table:table-cell>
          <table:table-cell table:number-columns-repeated="4" table:style-name="ce50" office:value-type="float" office:value="0" calcext:value-type="float">
            <text:p>0</text:p>
          </table:table-cell>
          <table:table-cell table:style-name="ce50" office:value-type="float" office:value="1" calcext:value-type="float">
            <text:p>1</text:p>
          </table:table-cell>
          <table:table-cell table:style-name="ce52" table:formula="of:=COM.MICROSOFT.CONCAT(     BIN2HEX(COM.MICROSOFT.CONCAT([.AH44]; [.AG44]; [.AF44]);1);       BIN2HEX(COM.MICROSOFT.CONCAT([.AE44]; [.AD44]; [.AC44]; [.AB44]);1);     BIN2HEX(COM.MICROSOFT.CONCAT([.AA44];[.Z44];[.Y44]; [.X44]);1);     BIN2HEX(COM.MICROSOFT.CONCAT([.W44];[.V44];[.U44]; [.T44]);1);     BIN2HEX(COM.MICROSOFT.CONCAT([.S44];[.R44];[.Q44]; [.P44]);1);     BIN2HEX(COM.MICROSOFT.CONCAT([.O44];[.N44]; [.M44]; [.L44]);1);     BIN2HEX(COM.MICROSOFT.CONCAT([.K44];[.J44];[.C44];[.D44]);1);     BIN2HEX(COM.MICROSOFT.CONCAT([.E44];[.F44];[.G44];[.H44]);1) )" office:value-type="string" office:string-value="4000082B" calcext:value-type="string">
            <text:p>4000082B</text:p>
          </table:table-cell>
          <table:table-cell table:number-columns-repeated="989"/>
        </table:table-row>
        <table:table-row table:style-name="ro2">
          <table:table-cell table:style-name="ce2" table:formula="of:=[.A44]+1" office:value-type="float" office:value="43" calcext:value-type="float">
            <text:p>43</text:p>
          </table:table-cell>
          <table:table-cell table:style-name="ce4" office:value-type="string" calcext:value-type="string">
            <text:p>in2</text:p>
          </table:table-cell>
          <table:table-cell table:style-name="ce12" office:value-type="float" office:value="1" calcext:value-type="float">
            <text:p>1</text:p>
          </table:table-cell>
          <table:table-cell table:style-name="ce12" office:value-type="float" office:value="0" calcext:value-type="float">
            <text:p>0</text:p>
          </table:table-cell>
          <table:table-cell table:number-columns-repeated="2" table:style-name="ce12" office:value-type="float" office:value="1" calcext:value-type="float">
            <text:p>1</text:p>
          </table:table-cell>
          <table:table-cell table:number-columns-repeated="2" table:style-name="ce12" office:value-type="float" office:value="0" calcext:value-type="float">
            <text:p>0</text:p>
          </table:table-cell>
          <table:table-cell table:style-name="ce19" table:formula="of:=BIN2DEC(COM.MICROSOFT.CONCAT([.C45:.H45]))" office:value-type="float" office:value="44" calcext:value-type="float">
            <text:p>44</text:p>
          </table:table-cell>
          <table:table-cell table:number-columns-repeated="3" table:style-name="ce24" office:value-type="float" office:value="0" calcext:value-type="float">
            <text:p>0</text:p>
          </table:table-cell>
          <table:table-cell table:style-name="ce30" office:value-type="float" office:value="0" calcext:value-type="float">
            <text:p>0</text:p>
          </table:table-cell>
          <table:table-cell table:number-columns-repeated="8" table:style-name="ce24" office:value-type="float" office:value="0" calcext:value-type="float">
            <text:p>0</text:p>
          </table:table-cell>
          <table:table-cell table:style-name="ce24" office:value-type="float" office:value="1" calcext:value-type="float">
            <text:p>1</text:p>
          </table:table-cell>
          <table:table-cell table:number-columns-repeated="7" table:style-name="ce24" office:value-type="float" office:value="0" calcext:value-type="float">
            <text:p>0</text:p>
          </table:table-cell>
          <table:table-cell table:number-columns-repeated="3" table:style-name="ce50" office:value-type="float" office:value="0" calcext:value-type="float">
            <text:p>0</text:p>
          </table:table-cell>
          <table:table-cell table:style-name="ce50" office:value-type="float" office:value="1" calcext:value-type="float">
            <text:p>1</text:p>
          </table:table-cell>
          <table:table-cell table:style-name="ce50" office:value-type="float" office:value="0" calcext:value-type="float">
            <text:p>0</text:p>
          </table:table-cell>
          <table:table-cell table:style-name="ce52" table:formula="of:=COM.MICROSOFT.CONCAT(     BIN2HEX(COM.MICROSOFT.CONCAT([.AH45]; [.AG45]; [.AF45]);1);       BIN2HEX(COM.MICROSOFT.CONCAT([.AE45]; [.AD45]; [.AC45]; [.AB45]);1);     BIN2HEX(COM.MICROSOFT.CONCAT([.AA45];[.Z45];[.Y45]; [.X45]);1);     BIN2HEX(COM.MICROSOFT.CONCAT([.W45];[.V45];[.U45]; [.T45]);1);     BIN2HEX(COM.MICROSOFT.CONCAT([.S45];[.R45];[.Q45]; [.P45]);1);     BIN2HEX(COM.MICROSOFT.CONCAT([.O45];[.N45]; [.M45]; [.L45]);1);     BIN2HEX(COM.MICROSOFT.CONCAT([.K45];[.J45];[.C45];[.D45]);1);     BIN2HEX(COM.MICROSOFT.CONCAT([.E45];[.F45];[.G45];[.H45]);1) )" office:value-type="string" office:string-value="2004002C" calcext:value-type="string">
            <text:p>2004002C</text:p>
          </table:table-cell>
          <table:table-cell table:number-columns-repeated="989"/>
        </table:table-row>
        <table:table-row table:style-name="ro2">
          <table:table-cell table:style-name="ce2" table:formula="of:=[.A45]+1" office:value-type="float" office:value="44" calcext:value-type="float">
            <text:p>44</text:p>
          </table:table-cell>
          <table:table-cell table:style-name="ce4" office:value-type="string" calcext:value-type="string">
            <text:p>in3</text:p>
          </table:table-cell>
          <table:table-cell table:number-columns-repeated="6" table:style-name="ce12" office:value-type="float" office:value="0" calcext:value-type="float">
            <text:p>0</text:p>
          </table:table-cell>
          <table:table-cell table:style-name="ce19" table:formula="of:=BIN2DEC(COM.MICROSOFT.CONCAT([.C46:.H46]))"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style-name="ce30" office:value-type="float" office:value="0" calcext:value-type="float">
            <text:p>0</text:p>
          </table:table-cell>
          <table:table-cell table:number-columns-repeated="10" table:style-name="ce24" office:value-type="float" office:value="0" calcext:value-type="float">
            <text:p>0</text:p>
          </table:table-cell>
          <table:table-cell table:style-name="ce24" office:value-type="float" office:value="1" calcext:value-type="float">
            <text:p>1</text:p>
          </table:table-cell>
          <table:table-cell table:number-columns-repeated="5" table:style-name="ce24" office:value-type="float" office:value="0" calcext:value-type="float">
            <text:p>0</text:p>
          </table:table-cell>
          <table:table-cell table:number-columns-repeated="4" table:style-name="ce50" office:value-type="float" office:value="0" calcext:value-type="float">
            <text:p>0</text:p>
          </table:table-cell>
          <table:table-cell table:style-name="ce50" office:value-type="float" office:value="1" calcext:value-type="float">
            <text:p>1</text:p>
          </table:table-cell>
          <table:table-cell table:style-name="ce52" table:formula="of:=COM.MICROSOFT.CONCAT(     BIN2HEX(COM.MICROSOFT.CONCAT([.AH46]; [.AG46]; [.AF46]);1);       BIN2HEX(COM.MICROSOFT.CONCAT([.AE46]; [.AD46]; [.AC46]; [.AB46]);1);     BIN2HEX(COM.MICROSOFT.CONCAT([.AA46];[.Z46];[.Y46]; [.X46]);1);     BIN2HEX(COM.MICROSOFT.CONCAT([.W46];[.V46];[.U46]; [.T46]);1);     BIN2HEX(COM.MICROSOFT.CONCAT([.S46];[.R46];[.Q46]; [.P46]);1);     BIN2HEX(COM.MICROSOFT.CONCAT([.O46];[.N46]; [.M46]; [.L46]);1);     BIN2HEX(COM.MICROSOFT.CONCAT([.K46];[.J46];[.C46];[.D46]);1);     BIN2HEX(COM.MICROSOFT.CONCAT([.E46];[.F46];[.G46];[.H46]);1) )" office:value-type="string" office:string-value="40100040" calcext:value-type="string">
            <text:p>40100040</text:p>
          </table:table-cell>
          <table:table-cell table:number-columns-repeated="989"/>
        </table:table-row>
        <table:table-row table:style-name="ro2">
          <table:table-cell table:style-name="ce2" table:formula="of:=[.A46]+1" office:value-type="float" office:value="45" calcext:value-type="float">
            <text:p>45</text:p>
          </table:table-cell>
          <table:table-cell table:style-name="ce4"/>
          <table:table-cell table:number-columns-repeated="6" table:style-name="ce12" office:value-type="float" office:value="0" calcext:value-type="float">
            <text:p>0</text:p>
          </table:table-cell>
          <table:table-cell table:style-name="ce19" table:formula="of:=BIN2DEC(COM.MICROSOFT.CONCAT([.C47:.H47]))" office:value-type="float" office:value="0" calcext:value-type="float">
            <text:p>0</text:p>
          </table:table-cell>
          <table:table-cell table:number-columns-repeated="3" table:style-name="ce24" office:value-type="float" office:value="0" calcext:value-type="float">
            <text:p>0</text:p>
          </table:table-cell>
          <table:table-cell table:style-name="ce30" office:value-type="float" office:value="0" calcext:value-type="float">
            <text:p>0</text:p>
          </table:table-cell>
          <table:table-cell table:number-columns-repeated="16"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47]; [.AG47]; [.AF47]);1);       BIN2HEX(COM.MICROSOFT.CONCAT([.AE47]; [.AD47]; [.AC47]; [.AB47]);1);     BIN2HEX(COM.MICROSOFT.CONCAT([.AA47];[.Z47];[.Y47]; [.X47]);1);     BIN2HEX(COM.MICROSOFT.CONCAT([.W47];[.V47];[.U47]; [.T47]);1);     BIN2HEX(COM.MICROSOFT.CONCAT([.S47];[.R47];[.Q47]; [.P47]);1);     BIN2HEX(COM.MICROSOFT.CONCAT([.O47];[.N47]; [.M47]; [.L47]);1);     BIN2HEX(COM.MICROSOFT.CONCAT([.K47];[.J47];[.C47];[.D47]);1);     BIN2HEX(COM.MICROSOFT.CONCAT([.E47];[.F47];[.G47];[.H47]);1) )" office:value-type="string" office:string-value="00000000" calcext:value-type="string">
            <text:p>00000000</text:p>
          </table:table-cell>
          <table:table-cell table:number-columns-repeated="989"/>
        </table:table-row>
        <table:table-row table:style-name="ro2">
          <table:table-cell table:style-name="ce2" table:formula="of:=[.A47]+1" office:value-type="float" office:value="46" calcext:value-type="float">
            <text:p>46</text:p>
          </table:table-cell>
          <table:table-cell table:style-name="ce4"/>
          <table:table-cell table:number-columns-repeated="6" table:style-name="ce12" office:value-type="float" office:value="0" calcext:value-type="float">
            <text:p>0</text:p>
          </table:table-cell>
          <table:table-cell table:style-name="ce19" table:formula="of:=BIN2DEC(COM.MICROSOFT.CONCAT([.C48:.H48]))" office:value-type="float" office:value="0" calcext:value-type="float">
            <text:p>0</text:p>
          </table:table-cell>
          <table:table-cell table:number-columns-repeated="20"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48]; [.AG48]; [.AF48]);1);       BIN2HEX(COM.MICROSOFT.CONCAT([.AE48]; [.AD48]; [.AC48]; [.AB48]);1);     BIN2HEX(COM.MICROSOFT.CONCAT([.AA48];[.Z48];[.Y48]; [.X48]);1);     BIN2HEX(COM.MICROSOFT.CONCAT([.W48];[.V48];[.U48]; [.T48]);1);     BIN2HEX(COM.MICROSOFT.CONCAT([.S48];[.R48];[.Q48]; [.P48]);1);     BIN2HEX(COM.MICROSOFT.CONCAT([.O48];[.N48]; [.M48]; [.L48]);1);     BIN2HEX(COM.MICROSOFT.CONCAT([.K48];[.J48];[.C48];[.D48]);1);     BIN2HEX(COM.MICROSOFT.CONCAT([.E48];[.F48];[.G48];[.H48]);1) )" office:value-type="string" office:string-value="00000000" calcext:value-type="string">
            <text:p>00000000</text:p>
          </table:table-cell>
          <table:table-cell table:number-columns-repeated="989"/>
        </table:table-row>
        <table:table-row table:style-name="ro2">
          <table:table-cell table:style-name="ce2" table:formula="of:=[.A48]+1" office:value-type="float" office:value="47" calcext:value-type="float">
            <text:p>47</text:p>
          </table:table-cell>
          <table:table-cell table:style-name="ce4"/>
          <table:table-cell table:number-columns-repeated="6" table:style-name="ce12" office:value-type="float" office:value="0" calcext:value-type="float">
            <text:p>0</text:p>
          </table:table-cell>
          <table:table-cell table:style-name="ce19" table:formula="of:=BIN2DEC(COM.MICROSOFT.CONCAT([.C49:.H49]))" office:value-type="float" office:value="0" calcext:value-type="float">
            <text:p>0</text:p>
          </table:table-cell>
          <table:table-cell table:number-columns-repeated="20"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49]; [.AG49]; [.AF49]);1);       BIN2HEX(COM.MICROSOFT.CONCAT([.AE49]; [.AD49]; [.AC49]; [.AB49]);1);     BIN2HEX(COM.MICROSOFT.CONCAT([.AA49];[.Z49];[.Y49]; [.X49]);1);     BIN2HEX(COM.MICROSOFT.CONCAT([.W49];[.V49];[.U49]; [.T49]);1);     BIN2HEX(COM.MICROSOFT.CONCAT([.S49];[.R49];[.Q49]; [.P49]);1);     BIN2HEX(COM.MICROSOFT.CONCAT([.O49];[.N49]; [.M49]; [.L49]);1);     BIN2HEX(COM.MICROSOFT.CONCAT([.K49];[.J49];[.C49];[.D49]);1);     BIN2HEX(COM.MICROSOFT.CONCAT([.E49];[.F49];[.G49];[.H49]);1) )" office:value-type="string" office:string-value="00000000" calcext:value-type="string">
            <text:p>00000000</text:p>
          </table:table-cell>
          <table:table-cell table:number-columns-repeated="989"/>
        </table:table-row>
        <table:table-row table:style-name="ro2">
          <table:table-cell table:style-name="ce2" table:formula="of:=[.A49]+1" office:value-type="float" office:value="48" calcext:value-type="float">
            <text:p>48</text:p>
          </table:table-cell>
          <table:table-cell/>
          <table:table-cell table:number-columns-repeated="6" table:style-name="ce12" office:value-type="float" office:value="0" calcext:value-type="float">
            <text:p>0</text:p>
          </table:table-cell>
          <table:table-cell table:style-name="ce19" table:formula="of:=BIN2DEC(COM.MICROSOFT.CONCAT([.C50:.H50]))" office:value-type="float" office:value="0" calcext:value-type="float">
            <text:p>0</text:p>
          </table:table-cell>
          <table:table-cell table:number-columns-repeated="3" table:style-name="ce24" office:value-type="float" office:value="0" calcext:value-type="float">
            <text:p>0</text:p>
          </table:table-cell>
          <table:table-cell table:style-name="ce30" office:value-type="float" office:value="0" calcext:value-type="float">
            <text:p>0</text:p>
          </table:table-cell>
          <table:table-cell table:number-columns-repeated="16"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50]; [.AG50]; [.AF50]);1);       BIN2HEX(COM.MICROSOFT.CONCAT([.AE50]; [.AD50]; [.AC50]; [.AB50]);1);     BIN2HEX(COM.MICROSOFT.CONCAT([.AA50];[.Z50];[.Y50]; [.X50]);1);     BIN2HEX(COM.MICROSOFT.CONCAT([.W50];[.V50];[.U50]; [.T50]);1);     BIN2HEX(COM.MICROSOFT.CONCAT([.S50];[.R50];[.Q50]; [.P50]);1);     BIN2HEX(COM.MICROSOFT.CONCAT([.O50];[.N50]; [.M50]; [.L50]);1);     BIN2HEX(COM.MICROSOFT.CONCAT([.K50];[.J50];[.C50];[.D50]);1);     BIN2HEX(COM.MICROSOFT.CONCAT([.E50];[.F50];[.G50];[.H50]);1) )" office:value-type="string" office:string-value="00000000" calcext:value-type="string">
            <text:p>00000000</text:p>
          </table:table-cell>
          <table:table-cell/>
          <table:table-cell table:style-name="ce1"/>
          <table:table-cell table:number-columns-repeated="987"/>
        </table:table-row>
        <table:table-row table:style-name="ro2">
          <table:table-cell table:style-name="ce2" table:formula="of:=[.A50]+1" office:value-type="float" office:value="49" calcext:value-type="float">
            <text:p>49</text:p>
          </table:table-cell>
          <table:table-cell/>
          <table:table-cell table:number-columns-repeated="6" table:style-name="ce12" office:value-type="float" office:value="0" calcext:value-type="float">
            <text:p>0</text:p>
          </table:table-cell>
          <table:table-cell table:style-name="ce19" table:formula="of:=BIN2DEC(COM.MICROSOFT.CONCAT([.C51:.H51]))" office:value-type="float" office:value="0" calcext:value-type="float">
            <text:p>0</text:p>
          </table:table-cell>
          <table:table-cell table:number-columns-repeated="3" table:style-name="ce24" office:value-type="float" office:value="0" calcext:value-type="float">
            <text:p>0</text:p>
          </table:table-cell>
          <table:table-cell table:style-name="ce30" office:value-type="float" office:value="0" calcext:value-type="float">
            <text:p>0</text:p>
          </table:table-cell>
          <table:table-cell table:number-columns-repeated="16"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51]; [.AG51]; [.AF51]);1);       BIN2HEX(COM.MICROSOFT.CONCAT([.AE51]; [.AD51]; [.AC51]; [.AB51]);1);     BIN2HEX(COM.MICROSOFT.CONCAT([.AA51];[.Z51];[.Y51]; [.X51]);1);     BIN2HEX(COM.MICROSOFT.CONCAT([.W51];[.V51];[.U51]; [.T51]);1);     BIN2HEX(COM.MICROSOFT.CONCAT([.S51];[.R51];[.Q51]; [.P51]);1);     BIN2HEX(COM.MICROSOFT.CONCAT([.O51];[.N51]; [.M51]; [.L51]);1);     BIN2HEX(COM.MICROSOFT.CONCAT([.K51];[.J51];[.C51];[.D51]);1);     BIN2HEX(COM.MICROSOFT.CONCAT([.E51];[.F51];[.G51];[.H51]);1) )" office:value-type="string" office:string-value="00000000" calcext:value-type="string">
            <text:p>00000000</text:p>
          </table:table-cell>
          <table:table-cell/>
          <table:table-cell table:style-name="ce1"/>
          <table:table-cell table:number-columns-repeated="987"/>
        </table:table-row>
        <table:table-row table:style-name="ro2">
          <table:table-cell table:style-name="ce2" table:formula="of:=[.A51]+1" office:value-type="float" office:value="50" calcext:value-type="float">
            <text:p>50</text:p>
          </table:table-cell>
          <table:table-cell/>
          <table:table-cell table:number-columns-repeated="6" table:style-name="ce12" office:value-type="float" office:value="0" calcext:value-type="float">
            <text:p>0</text:p>
          </table:table-cell>
          <table:table-cell table:style-name="ce19" table:formula="of:=BIN2DEC(COM.MICROSOFT.CONCAT([.C52:.H52]))" office:value-type="float" office:value="0" calcext:value-type="float">
            <text:p>0</text:p>
          </table:table-cell>
          <table:table-cell table:number-columns-repeated="3" table:style-name="ce24" office:value-type="float" office:value="0" calcext:value-type="float">
            <text:p>0</text:p>
          </table:table-cell>
          <table:table-cell table:style-name="ce30" office:value-type="float" office:value="0" calcext:value-type="float">
            <text:p>0</text:p>
          </table:table-cell>
          <table:table-cell table:number-columns-repeated="16"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52]; [.AG52]; [.AF52]);1);       BIN2HEX(COM.MICROSOFT.CONCAT([.AE52]; [.AD52]; [.AC52]; [.AB52]);1);     BIN2HEX(COM.MICROSOFT.CONCAT([.AA52];[.Z52];[.Y52]; [.X52]);1);     BIN2HEX(COM.MICROSOFT.CONCAT([.W52];[.V52];[.U52]; [.T52]);1);     BIN2HEX(COM.MICROSOFT.CONCAT([.S52];[.R52];[.Q52]; [.P52]);1);     BIN2HEX(COM.MICROSOFT.CONCAT([.O52];[.N52]; [.M52]; [.L52]);1);     BIN2HEX(COM.MICROSOFT.CONCAT([.K52];[.J52];[.C52];[.D52]);1);     BIN2HEX(COM.MICROSOFT.CONCAT([.E52];[.F52];[.G52];[.H52]);1) )" office:value-type="string" office:string-value="00000000" calcext:value-type="string">
            <text:p>00000000</text:p>
          </table:table-cell>
          <table:table-cell/>
          <table:table-cell table:style-name="ce1"/>
          <table:table-cell table:number-columns-repeated="987"/>
        </table:table-row>
        <table:table-row table:style-name="ro2">
          <table:table-cell table:style-name="ce2" table:formula="of:=[.A52]+1" office:value-type="float" office:value="51" calcext:value-type="float">
            <text:p>51</text:p>
          </table:table-cell>
          <table:table-cell/>
          <table:table-cell table:number-columns-repeated="6" table:style-name="ce12" office:value-type="float" office:value="0" calcext:value-type="float">
            <text:p>0</text:p>
          </table:table-cell>
          <table:table-cell table:style-name="ce19" table:formula="of:=BIN2DEC(COM.MICROSOFT.CONCAT([.C53:.H53]))" office:value-type="float" office:value="0" calcext:value-type="float">
            <text:p>0</text:p>
          </table:table-cell>
          <table:table-cell table:number-columns-repeated="3" table:style-name="ce24" office:value-type="float" office:value="0" calcext:value-type="float">
            <text:p>0</text:p>
          </table:table-cell>
          <table:table-cell table:style-name="ce30" office:value-type="float" office:value="0" calcext:value-type="float">
            <text:p>0</text:p>
          </table:table-cell>
          <table:table-cell table:number-columns-repeated="16"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53]; [.AG53]; [.AF53]);1);       BIN2HEX(COM.MICROSOFT.CONCAT([.AE53]; [.AD53]; [.AC53]; [.AB53]);1);     BIN2HEX(COM.MICROSOFT.CONCAT([.AA53];[.Z53];[.Y53]; [.X53]);1);     BIN2HEX(COM.MICROSOFT.CONCAT([.W53];[.V53];[.U53]; [.T53]);1);     BIN2HEX(COM.MICROSOFT.CONCAT([.S53];[.R53];[.Q53]; [.P53]);1);     BIN2HEX(COM.MICROSOFT.CONCAT([.O53];[.N53]; [.M53]; [.L53]);1);     BIN2HEX(COM.MICROSOFT.CONCAT([.K53];[.J53];[.C53];[.D53]);1);     BIN2HEX(COM.MICROSOFT.CONCAT([.E53];[.F53];[.G53];[.H53]);1) )" office:value-type="string" office:string-value="00000000" calcext:value-type="string">
            <text:p>00000000</text:p>
          </table:table-cell>
          <table:table-cell/>
          <table:table-cell table:style-name="ce1"/>
          <table:table-cell table:number-columns-repeated="987"/>
        </table:table-row>
        <table:table-row table:style-name="ro2">
          <table:table-cell table:style-name="ce2" table:formula="of:=[.A53]+1" office:value-type="float" office:value="52" calcext:value-type="float">
            <text:p>52</text:p>
          </table:table-cell>
          <table:table-cell/>
          <table:table-cell table:number-columns-repeated="6" table:style-name="ce12" office:value-type="float" office:value="0" calcext:value-type="float">
            <text:p>0</text:p>
          </table:table-cell>
          <table:table-cell table:style-name="ce19" table:formula="of:=BIN2DEC(COM.MICROSOFT.CONCAT([.C54:.H54]))" office:value-type="float" office:value="0" calcext:value-type="float">
            <text:p>0</text:p>
          </table:table-cell>
          <table:table-cell table:number-columns-repeated="20"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54]; [.AG54]; [.AF54]);1);       BIN2HEX(COM.MICROSOFT.CONCAT([.AE54]; [.AD54]; [.AC54]; [.AB54]);1);     BIN2HEX(COM.MICROSOFT.CONCAT([.AA54];[.Z54];[.Y54]; [.X54]);1);     BIN2HEX(COM.MICROSOFT.CONCAT([.W54];[.V54];[.U54]; [.T54]);1);     BIN2HEX(COM.MICROSOFT.CONCAT([.S54];[.R54];[.Q54]; [.P54]);1);     BIN2HEX(COM.MICROSOFT.CONCAT([.O54];[.N54]; [.M54]; [.L54]);1);     BIN2HEX(COM.MICROSOFT.CONCAT([.K54];[.J54];[.C54];[.D54]);1);     BIN2HEX(COM.MICROSOFT.CONCAT([.E54];[.F54];[.G54];[.H54]);1) )" office:value-type="string" office:string-value="00000000" calcext:value-type="string">
            <text:p>00000000</text:p>
          </table:table-cell>
          <table:table-cell/>
          <table:table-cell table:style-name="ce1"/>
          <table:table-cell table:number-columns-repeated="987"/>
        </table:table-row>
        <table:table-row table:style-name="ro2">
          <table:table-cell table:style-name="ce2" table:formula="of:=[.A54]+1" office:value-type="float" office:value="53" calcext:value-type="float">
            <text:p>53</text:p>
          </table:table-cell>
          <table:table-cell/>
          <table:table-cell table:number-columns-repeated="6" table:style-name="ce12" office:value-type="float" office:value="0" calcext:value-type="float">
            <text:p>0</text:p>
          </table:table-cell>
          <table:table-cell table:style-name="ce19" table:formula="of:=BIN2DEC(COM.MICROSOFT.CONCAT([.C55:.H55]))" office:value-type="float" office:value="0" calcext:value-type="float">
            <text:p>0</text:p>
          </table:table-cell>
          <table:table-cell table:number-columns-repeated="20"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55]; [.AG55]; [.AF55]);1);       BIN2HEX(COM.MICROSOFT.CONCAT([.AE55]; [.AD55]; [.AC55]; [.AB55]);1);     BIN2HEX(COM.MICROSOFT.CONCAT([.AA55];[.Z55];[.Y55]; [.X55]);1);     BIN2HEX(COM.MICROSOFT.CONCAT([.W55];[.V55];[.U55]; [.T55]);1);     BIN2HEX(COM.MICROSOFT.CONCAT([.S55];[.R55];[.Q55]; [.P55]);1);     BIN2HEX(COM.MICROSOFT.CONCAT([.O55];[.N55]; [.M55]; [.L55]);1);     BIN2HEX(COM.MICROSOFT.CONCAT([.K55];[.J55];[.C55];[.D55]);1);     BIN2HEX(COM.MICROSOFT.CONCAT([.E55];[.F55];[.G55];[.H55]);1) )" office:value-type="string" office:string-value="00000000" calcext:value-type="string">
            <text:p>00000000</text:p>
          </table:table-cell>
          <table:table-cell/>
          <table:table-cell table:style-name="ce1"/>
          <table:table-cell table:number-columns-repeated="987"/>
        </table:table-row>
        <table:table-row table:style-name="ro2">
          <table:table-cell table:style-name="ce2" table:formula="of:=[.A55]+1" office:value-type="float" office:value="54" calcext:value-type="float">
            <text:p>54</text:p>
          </table:table-cell>
          <table:table-cell/>
          <table:table-cell table:number-columns-repeated="6" table:style-name="ce12" office:value-type="float" office:value="0" calcext:value-type="float">
            <text:p>0</text:p>
          </table:table-cell>
          <table:table-cell table:style-name="ce19" table:formula="of:=BIN2DEC(COM.MICROSOFT.CONCAT([.C56:.H56]))" office:value-type="float" office:value="0" calcext:value-type="float">
            <text:p>0</text:p>
          </table:table-cell>
          <table:table-cell table:number-columns-repeated="20"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56]; [.AG56]; [.AF56]);1);       BIN2HEX(COM.MICROSOFT.CONCAT([.AE56]; [.AD56]; [.AC56]; [.AB56]);1);     BIN2HEX(COM.MICROSOFT.CONCAT([.AA56];[.Z56];[.Y56]; [.X56]);1);     BIN2HEX(COM.MICROSOFT.CONCAT([.W56];[.V56];[.U56]; [.T56]);1);     BIN2HEX(COM.MICROSOFT.CONCAT([.S56];[.R56];[.Q56]; [.P56]);1);     BIN2HEX(COM.MICROSOFT.CONCAT([.O56];[.N56]; [.M56]; [.L56]);1);     BIN2HEX(COM.MICROSOFT.CONCAT([.K56];[.J56];[.C56];[.D56]);1);     BIN2HEX(COM.MICROSOFT.CONCAT([.E56];[.F56];[.G56];[.H56]);1) )" office:value-type="string" office:string-value="00000000" calcext:value-type="string">
            <text:p>00000000</text:p>
          </table:table-cell>
          <table:table-cell/>
          <table:table-cell table:style-name="ce1"/>
          <table:table-cell table:number-columns-repeated="987"/>
        </table:table-row>
        <table:table-row table:style-name="ro2">
          <table:table-cell table:style-name="ce2" table:formula="of:=[.A56]+1" office:value-type="float" office:value="55" calcext:value-type="float">
            <text:p>55</text:p>
          </table:table-cell>
          <table:table-cell/>
          <table:table-cell table:number-columns-repeated="6" table:style-name="ce12" office:value-type="float" office:value="0" calcext:value-type="float">
            <text:p>0</text:p>
          </table:table-cell>
          <table:table-cell table:style-name="ce19" table:formula="of:=BIN2DEC(COM.MICROSOFT.CONCAT([.C57:.H57]))" office:value-type="float" office:value="0" calcext:value-type="float">
            <text:p>0</text:p>
          </table:table-cell>
          <table:table-cell table:number-columns-repeated="20" table:style-name="ce24" office:value-type="float" office:value="0" calcext:value-type="float">
            <text:p>0</text:p>
          </table:table-cell>
          <table:table-cell table:number-columns-repeated="5" table:style-name="ce50" office:value-type="float" office:value="0" calcext:value-type="float">
            <text:p>0</text:p>
          </table:table-cell>
          <table:table-cell table:style-name="ce52" table:formula="of:=COM.MICROSOFT.CONCAT(     BIN2HEX(COM.MICROSOFT.CONCAT([.AH57]; [.AG57]; [.AF57]);1);       BIN2HEX(COM.MICROSOFT.CONCAT([.AE57]; [.AD57]; [.AC57]; [.AB57]);1);     BIN2HEX(COM.MICROSOFT.CONCAT([.AA57];[.Z57];[.Y57]; [.X57]);1);     BIN2HEX(COM.MICROSOFT.CONCAT([.W57];[.V57];[.U57]; [.T57]);1);     BIN2HEX(COM.MICROSOFT.CONCAT([.S57];[.R57];[.Q57]; [.P57]);1);     BIN2HEX(COM.MICROSOFT.CONCAT([.O57];[.N57]; [.M57]; [.L57]);1);     BIN2HEX(COM.MICROSOFT.CONCAT([.K57];[.J57];[.C57];[.D57]);1);     BIN2HEX(COM.MICROSOFT.CONCAT([.E57];[.F57];[.G57];[.H57]);1) )" office:value-type="string" office:string-value="00000000" calcext:value-type="string">
            <text:p>00000000</text:p>
          </table:table-cell>
          <table:table-cell table:number-columns-repeated="989"/>
        </table:table-row>
        <table:table-row table:style-name="ro2">
          <table:table-cell table:style-name="ce2"/>
          <table:table-cell table:number-columns-repeated="1023"/>
        </table:table-row>
        <table:table-row table:style-name="ro2">
          <table:table-cell/>
          <table:table-cell table:style-name="ce44" office:value-type="string" calcext:value-type="string" table:number-columns-spanned="9" table:number-rows-spanned="1">
            <text:p>CC ROM</text:p>
          </table:table-cell>
          <table:covered-table-cell table:number-columns-repeated="8" table:style-name="ce44"/>
          <table:table-cell/>
          <table:table-cell table:style-name="ce1"/>
          <table:table-cell table:style-name="ce44" office:value-type="string" calcext:value-type="string" table:number-columns-spanned="4" table:number-rows-spanned="1">
            <text:p>Sequencer ROM</text:p>
          </table:table-cell>
          <table:covered-table-cell table:number-columns-repeated="2" table:style-name="ce35"/>
          <table:covered-table-cell table:style-name="ce40"/>
          <table:table-cell/>
          <table:table-cell table:style-name="ce43" office:value-type="string" calcext:value-type="string" table:number-columns-spanned="5" table:number-rows-spanned="6">
            <text:p><text:span text:style-name="T3">Hint: </text:span><text:span text:style-name="T4">The values in the 'Hex' Column are circuitsim compatible. You should be able to just copy and paste them directly into the circuitsim ROMs. Not all rows (of the above table) may be used for the microcode.</text:span></text:p>
          </table:table-cell>
          <table:covered-table-cell table:number-columns-repeated="4" table:style-name="ce90"/>
          <table:table-cell table:style-name="ce47" table:number-columns-repeated="21"/>
          <table:table-cell table:number-columns-repeated="981"/>
        </table:table-row>
        <table:table-row table:style-name="ro2">
          <table:table-cell/>
          <table:table-cell table:style-name="ce6" office:value-type="string" calcext:value-type="string">
            <text:p>ROMAddress</text:p>
          </table:table-cell>
          <table:table-cell table:style-name="ce60" office:value-type="string" calcext:value-type="string" table:number-columns-spanned="6" table:number-rows-spanned="1">
            <text:p>Value</text:p>
          </table:table-cell>
          <table:covered-table-cell table:number-columns-repeated="5" table:style-name="ce60"/>
          <table:table-cell table:style-name="ce1" office:value-type="string" calcext:value-type="string">
            <text:p>Comment</text:p>
          </table:table-cell>
          <table:table-cell table:style-name="ce25" office:value-type="string" calcext:value-type="string">
            <text:p>Hex</text:p>
          </table:table-cell>
          <table:table-cell/>
          <table:table-cell table:style-name="ce1"/>
          <table:table-cell table:style-name="ce31" office:value-type="string" calcext:value-type="string">
            <text:p>Operation</text:p>
          </table:table-cell>
          <table:table-cell table:style-name="ce1" office:value-type="string" calcext:value-type="string">
            <text:p>OPCode</text:p>
          </table:table-cell>
          <table:table-cell table:style-name="ce1" office:value-type="string" calcext:value-type="string">
            <text:p>Value</text:p>
          </table:table-cell>
          <table:table-cell table:style-name="ce25" office:value-type="string" calcext:value-type="string">
            <text:p>Hex</text:p>
          </table:table-cell>
          <table:table-cell/>
          <table:covered-table-cell table:number-columns-repeated="5" table:style-name="ce90"/>
          <table:table-cell table:style-name="ce47" table:number-columns-repeated="21"/>
          <table:table-cell table:number-columns-repeated="981"/>
        </table:table-row>
        <table:table-row table:style-name="ro2">
          <table:table-cell/>
          <table:table-cell table:style-name="ce7" office:value-type="string" calcext:value-type="string">
            <text:p>000000</text:p>
          </table:table-cell>
          <table:table-cell table:style-name="ce15" office:value-type="string" calcext:value-type="string" table:number-columns-spanned="6" table:number-rows-spanned="1">
            <text:p>0</text:p>
          </table:table-cell>
          <table:covered-table-cell table:number-columns-repeated="5" table:style-name="ce17"/>
          <table:table-cell table:style-name="ce4" office:value-type="string" calcext:value-type="string">
            <text:p>No Branch</text:p>
          </table:table-cell>
          <table:table-cell table:style-name="ce26" table:formula="of:=DEC2HEX([.C61])" office:value-type="string" office:string-value="0" calcext:value-type="string">
            <text:p>0</text:p>
          </table:table-cell>
          <table:table-cell/>
          <table:table-cell table:style-name="ce2"/>
          <table:table-cell table:style-name="ce32" office:value-type="string" calcext:value-type="string">
            <text:p>ADD</text:p>
          </table:table-cell>
          <table:table-cell table:style-name="ce36" office:value-type="string" calcext:value-type="string">
            <text:p>0000</text:p>
          </table:table-cell>
          <table:table-cell table:style-name="ce2" office:value-type="float" office:value="3" calcext:value-type="float">
            <text:p>3</text:p>
          </table:table-cell>
          <table:table-cell table:style-name="ce26" table:formula="of:=DEC2HEX([.O61];2)" office:value-type="string" office:string-value="03" calcext:value-type="string">
            <text:p>03</text:p>
          </table:table-cell>
          <table:table-cell/>
          <table:covered-table-cell table:number-columns-repeated="5" table:style-name="ce90"/>
          <table:table-cell table:style-name="ce47" table:number-columns-repeated="21"/>
          <table:table-cell table:number-columns-repeated="981"/>
        </table:table-row>
        <table:table-row table:style-name="ro2">
          <table:table-cell/>
          <table:table-cell table:style-name="ce8" office:value-type="string" calcext:value-type="string">
            <text:p>000001</text:p>
          </table:table-cell>
          <table:table-cell table:style-name="ce62" office:value-type="string" calcext:value-type="string" table:number-columns-spanned="6" table:number-rows-spanned="1">
            <text:p>30</text:p>
          </table:table-cell>
          <table:covered-table-cell table:number-columns-repeated="5" table:style-name="ce62"/>
          <table:table-cell table:style-name="ce20" office:value-type="string" calcext:value-type="string">
            <text:p>Branch</text:p>
          </table:table-cell>
          <table:table-cell table:style-name="ce27" table:formula="of:=DEC2HEX([.C62])" office:value-type="string" office:string-value="1E" calcext:value-type="string">
            <text:p>1E</text:p>
          </table:table-cell>
          <table:table-cell/>
          <table:table-cell table:style-name="ce2"/>
          <table:table-cell table:style-name="ce32" office:value-type="string" calcext:value-type="string">
            <text:p>NAND</text:p>
          </table:table-cell>
          <table:table-cell table:style-name="ce36" office:value-type="string" calcext:value-type="string">
            <text:p>0001</text:p>
          </table:table-cell>
          <table:table-cell table:style-name="ce2" office:value-type="float" office:value="6" calcext:value-type="float">
            <text:p>6</text:p>
          </table:table-cell>
          <table:table-cell table:style-name="ce26" table:formula="of:=DEC2HEX([.O62];2)" office:value-type="string" office:string-value="06" calcext:value-type="string">
            <text:p>06</text:p>
          </table:table-cell>
          <table:table-cell/>
          <table:covered-table-cell table:number-columns-repeated="5" table:style-name="ce90"/>
          <table:table-cell table:style-name="ce47" table:number-columns-repeated="21"/>
          <table:table-cell table:number-columns-repeated="981"/>
        </table:table-row>
        <table:table-row table:style-name="ro2">
          <table:table-cell table:number-columns-repeated="11"/>
          <table:table-cell table:style-name="ce2"/>
          <table:table-cell table:style-name="ce32" office:value-type="string" calcext:value-type="string">
            <text:p>ADDI</text:p>
          </table:table-cell>
          <table:table-cell table:style-name="ce36" office:value-type="string" calcext:value-type="string">
            <text:p>0010</text:p>
          </table:table-cell>
          <table:table-cell table:style-name="ce2" office:value-type="float" office:value="9" calcext:value-type="float">
            <text:p>9</text:p>
          </table:table-cell>
          <table:table-cell table:style-name="ce26" table:formula="of:=DEC2HEX([.O63];2)" office:value-type="string" office:string-value="09" calcext:value-type="string">
            <text:p>09</text:p>
          </table:table-cell>
          <table:table-cell/>
          <table:covered-table-cell table:number-columns-repeated="5" table:style-name="ce90"/>
          <table:table-cell table:number-columns-repeated="14"/>
          <table:table-cell table:style-name="ce4" table:number-columns-repeated="4"/>
          <table:table-cell table:number-columns-repeated="984"/>
        </table:table-row>
        <table:table-row table:style-name="ro2">
          <table:table-cell table:number-columns-repeated="11"/>
          <table:table-cell table:style-name="ce2"/>
          <table:table-cell table:style-name="ce32" office:value-type="string" calcext:value-type="string">
            <text:p>LW</text:p>
          </table:table-cell>
          <table:table-cell table:style-name="ce36" office:value-type="string" calcext:value-type="string">
            <text:p>0011</text:p>
          </table:table-cell>
          <table:table-cell table:style-name="ce2" office:value-type="float" office:value="12" calcext:value-type="float">
            <text:p>12</text:p>
          </table:table-cell>
          <table:table-cell table:style-name="ce26" table:formula="of:=DEC2HEX([.O64];2)" office:value-type="string" office:string-value="0C" calcext:value-type="string">
            <text:p>0C</text:p>
          </table:table-cell>
          <table:table-cell/>
          <table:covered-table-cell table:number-columns-repeated="5" table:style-name="ce90"/>
          <table:table-cell table:number-columns-repeated="15"/>
          <table:table-cell table:style-name="ce4" table:number-columns-repeated="3"/>
          <table:table-cell table:style-name="ce2"/>
          <table:table-cell table:number-columns-repeated="983"/>
        </table:table-row>
        <table:table-row table:style-name="ro2">
          <table:table-cell table:number-columns-repeated="11"/>
          <table:table-cell table:style-name="ce2"/>
          <table:table-cell table:style-name="ce32" office:value-type="string" calcext:value-type="string">
            <text:p>SW</text:p>
          </table:table-cell>
          <table:table-cell table:style-name="ce36" office:value-type="string" calcext:value-type="string">
            <text:p>0100</text:p>
          </table:table-cell>
          <table:table-cell table:style-name="ce2" office:value-type="float" office:value="16" calcext:value-type="float">
            <text:p>16</text:p>
          </table:table-cell>
          <table:table-cell table:style-name="ce26" table:formula="of:=DEC2HEX([.O65];2)" office:value-type="string" office:string-value="10" calcext:value-type="string">
            <text:p>10</text:p>
          </table:table-cell>
          <table:table-cell table:number-columns-repeated="1008"/>
        </table:table-row>
        <table:table-row table:style-name="ro2">
          <table:table-cell/>
          <table:table-cell table:style-name="ce44" office:value-type="string" calcext:value-type="string" table:number-columns-spanned="9" table:number-rows-spanned="1">
            <text:p>Interrupt ROM</text:p>
          </table:table-cell>
          <table:covered-table-cell table:number-columns-repeated="8" table:style-name="ce44"/>
          <table:table-cell/>
          <table:table-cell table:style-name="ce2"/>
          <table:table-cell table:style-name="ce32" office:value-type="string" calcext:value-type="string">
            <text:p>BEQ</text:p>
          </table:table-cell>
          <table:table-cell table:style-name="ce36" office:value-type="string" calcext:value-type="string">
            <text:p>0101</text:p>
          </table:table-cell>
          <table:table-cell table:style-name="ce2" office:value-type="float" office:value="26" calcext:value-type="float">
            <text:p>26</text:p>
          </table:table-cell>
          <table:table-cell table:style-name="ce26" table:formula="of:=DEC2HEX([.O66];2)" office:value-type="string" office:string-value="1A" calcext:value-type="string">
            <text:p>1A</text:p>
          </table:table-cell>
          <table:table-cell/>
          <table:table-cell table:style-name="ce45" office:value-type="string" calcext:value-type="string" table:number-columns-spanned="5" table:number-rows-spanned="6">
            <text:p><text:span text:style-name="T3">Hint</text:span><text:span text:style-name="T4">: The values for the sequencer and CC ROMs can be base 10 decimal numbers, they will be automatically converted in the 'HEX' column</text:span></text:p>
          </table:table-cell>
          <table:covered-table-cell table:number-columns-repeated="4" table:style-name="ce92"/>
          <table:table-cell table:number-columns-repeated="1002"/>
        </table:table-row>
        <table:table-row table:style-name="ro2">
          <table:table-cell/>
          <table:table-cell table:style-name="ce6" office:value-type="string" calcext:value-type="string">
            <text:p>ROMAddress</text:p>
          </table:table-cell>
          <table:table-cell table:style-name="ce60" office:value-type="string" calcext:value-type="string" table:number-columns-spanned="6" table:number-rows-spanned="1">
            <text:p>Value</text:p>
          </table:table-cell>
          <table:covered-table-cell table:number-columns-repeated="5" table:style-name="ce60"/>
          <table:table-cell table:style-name="ce1" office:value-type="string" calcext:value-type="string">
            <text:p>Comment</text:p>
          </table:table-cell>
          <table:table-cell table:style-name="ce25" office:value-type="string" calcext:value-type="string">
            <text:p>Hex</text:p>
          </table:table-cell>
          <table:table-cell/>
          <table:table-cell table:style-name="ce2"/>
          <table:table-cell table:style-name="ce32" office:value-type="string" calcext:value-type="string">
            <text:p>JALR</text:p>
          </table:table-cell>
          <table:table-cell table:style-name="ce36" office:value-type="string" calcext:value-type="string">
            <text:p>0110</text:p>
          </table:table-cell>
          <table:table-cell table:style-name="ce2" office:value-type="float" office:value="23" calcext:value-type="float">
            <text:p>23</text:p>
          </table:table-cell>
          <table:table-cell table:style-name="ce26" table:formula="of:=DEC2HEX([.O67];2)" office:value-type="string" office:string-value="17" calcext:value-type="string">
            <text:p>17</text:p>
          </table:table-cell>
          <table:table-cell/>
          <table:covered-table-cell table:number-columns-repeated="5" table:style-name="ce92"/>
          <table:table-cell table:number-columns-repeated="1002"/>
        </table:table-row>
        <table:table-row table:style-name="ro3">
          <table:table-cell/>
          <table:table-cell table:style-name="ce9" office:value-type="string" calcext:value-type="string">
            <text:p>000000</text:p>
          </table:table-cell>
          <table:table-cell table:style-name="ce15" office:value-type="string" calcext:value-type="string" table:number-columns-spanned="6" table:number-rows-spanned="1">
            <text:p>1</text:p>
          </table:table-cell>
          <table:covered-table-cell table:number-columns-repeated="5" table:style-name="ce17"/>
          <table:table-cell table:style-name="ce4" office:value-type="string" calcext:value-type="string">
            <text:p>FETCH</text:p>
          </table:table-cell>
          <table:table-cell table:style-name="ce27" table:formula="of:=DEC2HEX([.C68])" office:value-type="string" office:string-value="1" calcext:value-type="string">
            <text:p>1</text:p>
          </table:table-cell>
          <table:table-cell/>
          <table:table-cell table:style-name="ce2"/>
          <table:table-cell table:style-name="ce32" office:value-type="string" calcext:value-type="string">
            <text:p>HALT</text:p>
          </table:table-cell>
          <table:table-cell table:style-name="ce36" office:value-type="string" calcext:value-type="string">
            <text:p>0111</text:p>
          </table:table-cell>
          <table:table-cell table:style-name="ce2" office:value-type="float" office:value="25" calcext:value-type="float">
            <text:p>25</text:p>
          </table:table-cell>
          <table:table-cell table:style-name="ce26" table:formula="of:=DEC2HEX([.O68];2)" office:value-type="string" office:string-value="19" calcext:value-type="string">
            <text:p>19</text:p>
          </table:table-cell>
          <table:table-cell/>
          <table:covered-table-cell table:number-columns-repeated="5" table:style-name="ce92"/>
          <table:table-cell table:number-columns-repeated="1002"/>
        </table:table-row>
        <table:table-row table:style-name="ro2">
          <table:table-cell/>
          <table:table-cell table:style-name="ce10" office:value-type="string" calcext:value-type="string">
            <text:p>000001</text:p>
          </table:table-cell>
          <table:table-cell table:style-name="ce62" office:value-type="string" calcext:value-type="string" table:number-columns-spanned="6" table:number-rows-spanned="1">
            <text:p>37</text:p>
          </table:table-cell>
          <table:covered-table-cell table:number-columns-repeated="5" table:style-name="ce62"/>
          <table:table-cell table:style-name="ce20" office:value-type="string" calcext:value-type="string">
            <text:p>INT</text:p>
          </table:table-cell>
          <table:table-cell table:style-name="ce27" table:formula="of:=DEC2HEX([.C69])" office:value-type="string" office:string-value="25" calcext:value-type="string">
            <text:p>25</text:p>
          </table:table-cell>
          <table:table-cell/>
          <table:table-cell table:style-name="ce2"/>
          <table:table-cell table:style-name="ce32" office:value-type="string" calcext:value-type="string">
            <text:p>BLT</text:p>
          </table:table-cell>
          <table:table-cell table:style-name="ce36" office:value-type="string" calcext:value-type="string">
            <text:p>1000</text:p>
          </table:table-cell>
          <table:table-cell table:style-name="ce2" office:value-type="float" office:value="26" calcext:value-type="float">
            <text:p>26</text:p>
          </table:table-cell>
          <table:table-cell table:style-name="ce26" table:formula="of:=DEC2HEX([.O69];2)" office:value-type="string" office:string-value="1A" calcext:value-type="string">
            <text:p>1A</text:p>
          </table:table-cell>
          <table:table-cell/>
          <table:covered-table-cell table:number-columns-repeated="5" table:style-name="ce92"/>
          <table:table-cell table:number-columns-repeated="1002"/>
        </table:table-row>
        <table:table-row table:style-name="ro2">
          <table:table-cell table:number-columns-repeated="11"/>
          <table:table-cell table:style-name="ce2"/>
          <table:table-cell table:style-name="ce32" office:value-type="string" calcext:value-type="string">
            <text:p>LEA</text:p>
          </table:table-cell>
          <table:table-cell table:style-name="ce36" office:value-type="string" calcext:value-type="string">
            <text:p>1001</text:p>
          </table:table-cell>
          <table:table-cell table:style-name="ce2" office:value-type="float" office:value="20" calcext:value-type="float">
            <text:p>20</text:p>
          </table:table-cell>
          <table:table-cell table:style-name="ce26" table:formula="of:=DEC2HEX([.O70];2)" office:value-type="string" office:string-value="14" calcext:value-type="string">
            <text:p>14</text:p>
          </table:table-cell>
          <table:table-cell/>
          <table:covered-table-cell table:number-columns-repeated="5" table:style-name="ce92"/>
          <table:table-cell table:number-columns-repeated="1002"/>
        </table:table-row>
        <table:table-row table:style-name="ro2">
          <table:table-cell table:number-columns-repeated="11"/>
          <table:table-cell table:style-name="ce2"/>
          <table:table-cell table:style-name="ce32" office:value-type="string" calcext:value-type="string">
            <text:p>BGT</text:p>
          </table:table-cell>
          <table:table-cell table:style-name="ce36" office:value-type="string" calcext:value-type="string">
            <text:p>1010</text:p>
          </table:table-cell>
          <table:table-cell table:style-name="ce2" office:value-type="float" office:value="26" calcext:value-type="float">
            <text:p>26</text:p>
          </table:table-cell>
          <table:table-cell table:style-name="ce26" table:formula="of:=DEC2HEX([.O71];2)" office:value-type="string" office:string-value="1A" calcext:value-type="string">
            <text:p>1A</text:p>
          </table:table-cell>
          <table:table-cell/>
          <table:covered-table-cell table:number-columns-repeated="5" table:style-name="ce92"/>
          <table:table-cell table:number-columns-repeated="1002"/>
        </table:table-row>
        <table:table-row table:style-name="ro2">
          <table:table-cell table:number-columns-repeated="11"/>
          <table:table-cell table:style-name="ce2"/>
          <table:table-cell table:style-name="ce32" office:value-type="string" calcext:value-type="string">
            <text:p>OR/XOR</text:p>
          </table:table-cell>
          <table:table-cell table:style-name="ce36" office:value-type="string" calcext:value-type="string">
            <text:p>1011</text:p>
          </table:table-cell>
          <table:table-cell table:style-name="ce2" office:value-type="float" office:value="33" calcext:value-type="float">
            <text:p>33</text:p>
          </table:table-cell>
          <table:table-cell table:style-name="ce26" table:formula="of:=DEC2HEX([.O72];2)" office:value-type="string" office:string-value="21" calcext:value-type="string">
            <text:p>21</text:p>
          </table:table-cell>
          <table:table-cell table:number-columns-repeated="1008"/>
        </table:table-row>
        <table:table-row table:style-name="ro2">
          <table:table-cell table:number-columns-repeated="11"/>
          <table:table-cell table:style-name="ce2"/>
          <table:table-cell table:style-name="ce32" office:value-type="string" calcext:value-type="string">
            <text:p>EI</text:p>
          </table:table-cell>
          <table:table-cell table:style-name="ce36" office:value-type="string" calcext:value-type="string">
            <text:p>1100</text:p>
          </table:table-cell>
          <table:table-cell table:style-name="ce2" office:value-type="float" office:value="39" calcext:value-type="float">
            <text:p>39</text:p>
          </table:table-cell>
          <table:table-cell table:style-name="ce26" table:formula="of:=DEC2HEX([.O73];2)" office:value-type="string" office:string-value="27" calcext:value-type="string">
            <text:p>27</text:p>
          </table:table-cell>
          <table:table-cell table:number-columns-repeated="1008"/>
        </table:table-row>
        <table:table-row table:style-name="ro2">
          <table:table-cell table:number-columns-repeated="11"/>
          <table:table-cell table:style-name="ce2"/>
          <table:table-cell table:style-name="ce32" office:value-type="string" calcext:value-type="string">
            <text:p>DI</text:p>
          </table:table-cell>
          <table:table-cell table:style-name="ce36" office:value-type="string" calcext:value-type="string">
            <text:p>1101</text:p>
          </table:table-cell>
          <table:table-cell table:style-name="ce2" office:value-type="float" office:value="40" calcext:value-type="float">
            <text:p>40</text:p>
          </table:table-cell>
          <table:table-cell table:style-name="ce26" table:formula="of:=DEC2HEX([.O74];2)" office:value-type="string" office:string-value="28" calcext:value-type="string">
            <text:p>28</text:p>
          </table:table-cell>
          <table:table-cell table:number-columns-repeated="1008"/>
        </table:table-row>
        <table:table-row table:style-name="ro2">
          <table:table-cell table:number-columns-repeated="11"/>
          <table:table-cell table:style-name="ce2"/>
          <table:table-cell table:style-name="ce32" office:value-type="string" calcext:value-type="string">
            <text:p>RETI</text:p>
          </table:table-cell>
          <table:table-cell table:style-name="ce36" office:value-type="string" calcext:value-type="string">
            <text:p>1110</text:p>
          </table:table-cell>
          <table:table-cell table:style-name="ce2" office:value-type="float" office:value="41" calcext:value-type="float">
            <text:p>41</text:p>
          </table:table-cell>
          <table:table-cell table:style-name="ce26" table:formula="of:=DEC2HEX([.O75];2)" office:value-type="string" office:string-value="29" calcext:value-type="string">
            <text:p>29</text:p>
          </table:table-cell>
          <table:table-cell table:number-columns-repeated="1008"/>
        </table:table-row>
        <table:table-row table:style-name="ro2">
          <table:table-cell table:number-columns-repeated="11"/>
          <table:table-cell table:style-name="ce2"/>
          <table:table-cell table:style-name="ce32" office:value-type="string" calcext:value-type="string">
            <text:p>IN</text:p>
          </table:table-cell>
          <table:table-cell table:style-name="ce36" office:value-type="string" calcext:value-type="string">
            <text:p>1111</text:p>
          </table:table-cell>
          <table:table-cell office:value-type="float" office:value="42" calcext:value-type="float">
            <text:p>42</text:p>
          </table:table-cell>
          <table:table-cell table:style-name="ce26" table:formula="of:=DEC2HEX([.O76];2)" office:value-type="string" office:string-value="2A" calcext:value-type="string">
            <text:p>2A</text:p>
          </table:table-cell>
          <table:table-cell table:number-columns-repeated="1008"/>
        </table:table-row>
        <table:table-row table:style-name="ro2">
          <table:table-cell table:number-columns-repeated="11"/>
          <table:table-cell table:style-name="ce2"/>
          <table:table-cell table:style-name="ce33" office:value-type="string" calcext:value-type="string" table:number-columns-spanned="4" table:number-rows-spanned="2">
            <text:p><text:span text:style-name="T1">Note</text:span><text:span text:style-name="T2">: What goes into the Sequencer ROM? Read the PDF to understand.</text:span></text:p>
          </table:table-cell>
          <table:covered-table-cell table:number-columns-repeated="2" table:style-name="ce37"/>
          <table:covered-table-cell table:style-name="ce41"/>
          <table:table-cell table:style-name="ce29"/>
          <table:table-cell table:number-columns-repeated="1007"/>
        </table:table-row>
        <table:table-row table:style-name="ro2">
          <table:table-cell table:number-columns-repeated="11"/>
          <table:table-cell table:style-name="ce29"/>
          <table:covered-table-cell table:style-name="ce34"/>
          <table:covered-table-cell table:number-columns-repeated="2" table:style-name="ce38"/>
          <table:covered-table-cell table:style-name="ce42"/>
          <table:table-cell table:style-name="ce29"/>
          <table:table-cell table:number-columns-repeated="27"/>
          <table:table-cell table:style-name="ce4"/>
          <table:table-cell table:number-columns-repeated="979"/>
        </table:table-row>
        <table:table-row table:style-name="ro2">
          <table:table-cell table:number-columns-repeated="11"/>
          <table:table-cell table:style-name="ce29" table:number-columns-repeated="5"/>
          <table:table-cell table:number-columns-repeated="1008"/>
        </table:table-row>
        <table:table-row table:style-name="ro2" table:number-rows-repeated="4">
          <table:table-cell table:number-columns-repeated="1024"/>
        </table:table-row>
        <table:table-row table:style-name="ro2" table:number-rows-repeated="2">
          <table:table-cell table:number-columns-repeated="13"/>
          <table:table-cell table:style-name="ce29" table:number-columns-repeated="5"/>
          <table:table-cell table:number-columns-repeated="1006"/>
        </table:table-row>
        <table:table-row table:style-name="ro2" table:number-rows-repeated="918">
          <table:table-cell table:number-columns-repeated="1024"/>
        </table:table-row>
        <table:table-row table:style-name="ro3" table:number-rows-repeated="1047572">
          <table:table-cell table:number-columns-repeated="1024"/>
        </table:table-row>
        <table:table-row table:style-name="ro3">
          <table:table-cell table:number-columns-repeated="1024"/>
        </table:table-row>
        <calcext:conditional-formats>
          <calcext:conditional-format calcext:target-range-address="Sheet1.C2:Sheet1.H6 Sheet1.C8:Sheet1.H9 Sheet1.C11:Sheet1.H12 Sheet1.C14:Sheet1.H16 Sheet1.C18:Sheet1.H20 Sheet1.C22:Sheet1.H23 Sheet1.C25:Sheet1.H25 Sheet1.C27:Sheet1.H33 Sheet1.C35:Sheet1.H57">
            <calcext:condition calcext:apply-style-name="ConditionalStyle_7" calcext:value="=1" calcext:base-cell-address="Sheet1.C2"/>
            <calcext:condition calcext:apply-style-name="ConditionalStyle_8" calcext:value="=0" calcext:base-cell-address="Sheet1.C2"/>
          </calcext:conditional-format>
          <calcext:conditional-format calcext:target-range-address="Sheet1.J2:Sheet1.AC25 Sheet1.J26:Sheet1.L31 Sheet1.N26:Sheet1.AC31 Sheet1.M26:Sheet1.M34 Sheet1.AB32:Sheet1.AC34">
            <calcext:condition calcext:apply-style-name="ConditionalStyle_6" calcext:value="=0" calcext:base-cell-address="Sheet1.J2"/>
            <calcext:condition calcext:apply-style-name="ConditionalStyle_5" calcext:value="=1" calcext:base-cell-address="Sheet1.J2"/>
          </calcext:conditional-format>
          <calcext:conditional-format calcext:target-range-address="Sheet1.J35:Sheet1.AC57">
            <calcext:condition calcext:apply-style-name="ConditionalStyle_3" calcext:value="=0" calcext:base-cell-address="Sheet1.J35"/>
            <calcext:condition calcext:apply-style-name="ConditionalStyle_4" calcext:value="=1" calcext:base-cell-address="Sheet1.J35"/>
          </calcext:conditional-format>
          <calcext:conditional-format calcext:target-range-address="Sheet1.AD2:Sheet1.AH57">
            <calcext:condition calcext:apply-style-name="ConditionalStyle_1" calcext:value="=0" calcext:base-cell-address="Sheet1.AD2"/>
            <calcext:condition calcext:apply-style-name="ConditionalStyle_2" calcext:value="=1" calcext:base-cell-address="Sheet1.AD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59P0" style:volatile="true">
      <number:currency-symbol/>
      <number:number number:decimal-places="0" number:min-decimal-places="0" number:min-integer-digits="1" number:grouping="true"/>
      <number:text> </number:text>
    </number:currency-style>
    <number:currency-style style:name="N159">
      <number:text>(</number:text>
      <number:currency-symbol/>
      <number:number number:decimal-places="0" number:min-decimal-places="0" number:min-integer-digits="1" number:grouping="true"/>
      <number:text>)</number:text>
      <style:map style:condition="value()&gt;=0" style:apply-style-name="N159P0"/>
    </number:currency-style>
    <number:currency-style style:name="N158P0" style:volatile="true">
      <number:currency-symbol/>
      <number:number number:decimal-places="0" number:min-decimal-places="0" number:min-integer-digits="1" number:grouping="true"/>
      <number:text> </number:text>
    </number:currency-style>
    <number:currency-style style:name="N158">
      <style:text-properties fo:color="#ff0000"/>
      <number:text>(</number:text>
      <number:currency-symbol/>
      <number:number number:decimal-places="0" number:min-decimal-places="0" number:min-integer-digits="1" number:grouping="true"/>
      <number:text>)</number:text>
      <style:map style:condition="value()&gt;=0" style:apply-style-name="N158P0"/>
    </number:currency-style>
    <number:currency-style style:name="N156P0" style:volatile="true">
      <number:currency-symbol/>
      <number:number number:decimal-places="2" number:min-decimal-places="2" number:min-integer-digits="1" number:grouping="true"/>
      <number:text> </number:text>
    </number:currency-style>
    <number:currency-style style:name="N156">
      <number:text>(</number:text>
      <number:currency-symbol/>
      <number:number number:decimal-places="2" number:min-decimal-places="2" number:min-integer-digits="1" number:grouping="true"/>
      <number:text>)</number:text>
      <style:map style:condition="value()&gt;=0" style:apply-style-name="N156P0"/>
    </number:currency-style>
    <number:currency-style style:name="N155P0" style:volatile="true">
      <number:currency-symbol/>
      <number:number number:decimal-places="2" number:min-decimal-places="2" number:min-integer-digits="1" number:grouping="true"/>
      <number:text> </number:text>
    </number:currency-style>
    <number:currency-style style:name="N155">
      <style:text-properties fo:color="#ff0000"/>
      <number:text>(</number:text>
      <number:currency-symbol/>
      <number:number number:decimal-places="2" number:min-decimal-places="2" number:min-integer-digits="1" number:grouping="true"/>
      <number:text>)</number:text>
      <style:map style:condition="value()&gt;=0" style:apply-style-name="N155P0"/>
    </number:currency-style>
    <number:time-style style:name="N149">
      <number:hours/>
      <number:text>:</number:text>
      <number:minutes number:style="long"/>
      <number:text> </number:text>
      <number:am-pm/>
    </number:time-style>
    <number:time-style style:name="N148">
      <number:hours/>
      <number:text>:</number:text>
      <number:minutes number:style="long"/>
      <number:text>:</number:text>
      <number:seconds number:style="long"/>
      <number:text> </number:text>
      <number:am-pm/>
    </number:time-style>
    <number:date-style style:name="N150">
      <number:month number:textual="true"/>
      <number:text>-</number:text>
      <number:year/>
    </number:date-style>
    <number:number-style style:name="N121">
      <number:scientific-number number:decimal-places="1" number:min-decimal-places="1" number:min-integer-digits="1" number:min-exponent-digits="1" number:exponent-interval="3" number:forced-exponent-sign="true"/>
    </number:number-style>
    <number:time-style style:name="N147">
      <number:hours/>
      <number:text>:</number:text>
      <number:minutes number:style="long"/>
    </number:time-style>
    <number:date-style style:name="N151">
      <number:day/>
      <number:text>-</number:text>
      <number:month number:textual="true"/>
    </number:date-style>
    <number:time-style style:name="N122">
      <number:minutes number:style="long"/>
      <number:text>:</number:text>
      <number:seconds number:style="long" number:decimal-places="1"/>
    </number:time-style>
    <number:date-style style:name="N152">
      <number:day/>
      <number:text>-</number:text>
      <number:month number:textual="true"/>
      <number:text>-</number:text>
      <number:year/>
    </number:date-style>
    <number:time-style style:name="N123" number:truncate-on-overflow="false">
      <number:hours/>
      <number:text>:</number:text>
      <number:minutes number:style="long"/>
      <number:text>:</number:text>
      <number:seconds number:style="long"/>
    </number:time-style>
    <number:currency-style style:name="N136P0" style:volatile="true">
      <number:currency-symbol/>
      <number:fill-character> </number:fill-character>
      <number:number number:decimal-places="0" number:min-decimal-places="0" number:min-integer-digits="1" number:grouping="true"/>
      <number:text> </number:text>
    </number:currency-style>
    <number:currency-style style:name="N136P1" style:volatile="true">
      <number:currency-symbol/>
      <number:fill-character> </number:fill-character>
      <number:text>(</number:text>
      <number:number number:decimal-places="0" number:min-decimal-places="0" number:min-integer-digits="1" number:grouping="true"/>
      <number:text>)</number:text>
    </number:currency-style>
    <number:currency-style style:name="N136P2" style:volatile="true">
      <number:currency-symbol/>
      <number:fill-character> </number:fill-character>
      <number:text>- </number:text>
    </number:currency-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date-style style:name="N153">
      <number:month/>
      <number:text>/</number:text>
      <number:day/>
      <number:text>/</number:text>
      <number:year number:style="long"/>
    </number:date-style>
    <number:time-style style:name="N124">
      <number:minutes number:style="long"/>
      <number:text>:</number:text>
      <number:seconds number:style="long"/>
    </number:time-style>
    <number:currency-style style:name="N128P0" style:volatile="true">
      <number:currency-symbol/>
      <number:fill-character> </number:fill-character>
      <number:number number:decimal-places="2" number:min-decimal-places="2" number:min-integer-digits="1" number:grouping="true"/>
      <number:text> </number:text>
    </number:currency-style>
    <number:currency-style style:name="N128P1" style:volatile="true">
      <number:currency-symbol/>
      <number:fill-character> </number:fill-character>
      <number:text>(</number:text>
      <number:number number:decimal-places="2" number:min-decimal-places="2" number:min-integer-digits="1" number:grouping="true"/>
      <number:text>)</number:text>
    </number:currency-style>
    <number:currency-style style:name="N128P2" style:volatile="true">
      <number:currency-symbol/>
      <number:fill-character> </number:fill-character>
      <number:text>-</number:text>
      <number:number number:decimal-places="0" number:min-decimal-places="0" number:min-integer-digits="0"/>
      <number:text> </number:text>
    </number:currency-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fill-character> </number:fill-character>
      <number:number number:decimal-places="2" number:min-decimal-places="2" number:min-integer-digits="1" number:grouping="true"/>
      <number:text> </number:text>
    </number:number-style>
    <number:number-style style:name="N132P1" style:volatile="true">
      <number:text> </number:text>
      <number:fill-character> </number:fill-character>
      <number:text>(</number:text>
      <number:number number:decimal-places="2" number:min-decimal-places="2" number:min-integer-digits="1" number:grouping="true"/>
      <number:text>)</number:text>
    </number:number-style>
    <number:number-style style:name="N132P2" style:volatile="true">
      <number:text>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date-style style:name="N145">
      <number:month/>
      <number:text>/</number:text>
      <number:day/>
      <number:text>/</number:text>
      <number:year number:style="long"/>
      <number:text> </number:text>
      <number:hours/>
      <number:text>:</number:text>
      <number:minutes number:style="long"/>
    </number:date-style>
    <number:number-style style:name="N140P0" style:volatile="true">
      <number:text> </number:text>
      <number:fill-character> </number:fill-character>
      <number:number number:decimal-places="0" number:min-decimal-places="0" number:min-integer-digits="1" number:grouping="true"/>
      <number:text> </number:text>
    </number:number-style>
    <number:number-style style:name="N140P1" style:volatile="true">
      <number:text> </number:text>
      <number:fill-character> </number:fill-character>
      <number:text>(</number:text>
      <number:number number:decimal-places="0" number:min-decimal-places="0" number:min-integer-digits="1" number:grouping="true"/>
      <number:text>)</number:text>
    </number:number-style>
    <number:number-style style:name="N140P2" style:volatile="true">
      <number:text> </number:text>
      <number:fill-character> </number: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2P0" style:volatile="true">
      <number:number number:decimal-places="2" number:min-decimal-places="2" number:min-integer-digits="1" number:grouping="true"/>
      <number:text> </number:text>
    </number:number-style>
    <number:number-style style:name="N142">
      <style:text-properties fo:color="#ff0000"/>
      <number:text>(</number:text>
      <number:number number:decimal-places="2" number:min-decimal-places="2" number:min-integer-digits="1" number:grouping="true"/>
      <number:text>)</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number:text>
      <style:map style:condition="value()&gt;=0" style:apply-style-name="N144P0"/>
    </number:number-style>
    <number:time-style style:name="N146">
      <number:hours/>
      <number:text>:</number:text>
      <number:minutes number:style="long"/>
      <number:text>:</number:text>
      <number:seconds number:style="long"/>
    </number:time-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7" style:display-name="ConditionalStyle_7" style:family="table-cell" style:parent-style-name="Default">
      <style:table-cell-properties fo:background-color="#ff5050"/>
    </style:style>
    <style:style style:name="ConditionalStyle_5f_8" style:display-name="ConditionalStyle_8" style:family="table-cell" style:parent-style-name="Default">
      <style:table-cell-properties fo:background-color="#a9d18e"/>
    </style:style>
    <style:style style:name="ConditionalStyle_5f_6" style:display-name="ConditionalStyle_6" style:family="table-cell" style:parent-style-name="Default">
      <style:table-cell-properties fo:background-color="#a9d18e"/>
    </style:style>
    <style:style style:name="ConditionalStyle_5f_5" style:display-name="ConditionalStyle_5" style:family="table-cell" style:parent-style-name="Default">
      <style:table-cell-properties fo:background-color="#ff5050"/>
    </style:style>
    <style:style style:name="ConditionalStyle_5f_3" style:display-name="ConditionalStyle_3" style:family="table-cell" style:parent-style-name="Default">
      <style:table-cell-properties fo:background-color="#a9d18e"/>
    </style:style>
    <style:style style:name="ConditionalStyle_5f_4" style:display-name="ConditionalStyle_4" style:family="table-cell" style:parent-style-name="Default">
      <style:table-cell-properties fo:background-color="#ff5050"/>
    </style:style>
    <style:style style:name="ConditionalStyle_5f_1" style:display-name="ConditionalStyle_1" style:family="table-cell" style:parent-style-name="Default">
      <style:table-cell-properties fo:background-color="#a9d18e"/>
    </style:style>
    <style:style style:name="ConditionalStyle_5f_2" style:display-name="ConditionalStyle_2" style:family="table-cell" style:parent-style-name="Default">
      <style:table-cell-properties fo:background-color="#ff5050"/>
    </style:style>
  </office:styles>
  <office:automatic-styles>
    <style:page-layout style:name="Mpm1">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iddarth Senthilkumar</meta:initial-creator>
    <meta:creation-date>2016-09-13T19:42:00</meta:creation-date>
    <dc:date>2023-09-30T16:16:09.879941621</dc:date>
    <meta:generator>LibreOffice/7.3.7.2$Linux_X86_64 LibreOffice_project/30$Build-2</meta:generator>
    <meta:editing-duration>PT8M12S</meta:editing-duration>
    <meta:editing-cycles>3</meta:editing-cycles>
    <meta:document-statistic meta:table-count="1" meta:cell-count="2079" meta:object-count="0"/>
    <meta:user-defined meta:name="AppVersion">16.0300</meta:user-defined>
    <meta:user-defined meta:name="KSOProductBuildVer">1033-10.1.0.6757</meta:user-defined>
  </office:meta>
</office:document-meta>
</file>